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rpt="http://openoffice.org/2005/report" xmlns:chart="urn:oasis:names:tc:opendocument:xmlns:chart:1.0" xmlns:svg="urn:oasis:names:tc:opendocument:xmlns:svg-compatible:1.0" xmlns:dr3d="urn:oasis:names:tc:opendocument:xmlns:dr3d:1.0" xmlns:draw="urn:oasis:names:tc:opendocument:xmlns:drawing:1.0" xmlns:drawooo="http://openoffice.org/2010/draw" xmlns:text="urn:oasis:names:tc:opendocument:xmlns:text:1.0" xmlns:tableooo="http://openoffice.org/2009/table" xmlns:style="urn:oasis:names:tc:opendocument:xmlns:style:1.0" xmlns:table="urn:oasis:names:tc:opendocument:xmlns:table:1.0" xmlns:ooo="http://openoffice.org/2004/office" xmlns:xlink="http://www.w3.org/1999/xlink" xmlns:loext="urn:org:documentfoundation:names:experimental:office:xmlns:loext:1.0" xmlns:office="urn:oasis:names:tc:opendocument:xmlns:office:1.0" xmlns:dc="http://purl.org/dc/elements/1.1/" xmlns:fo="urn:oasis:names:tc:opendocument:xmlns:xsl-fo-compatible:1.0" xmlns:calcext="urn:org:documentfoundation:names:experimental:calc:xmlns:calcext:1.0" xmlns:meta="urn:oasis:names:tc:opendocument:xmlns:meta:1.0" xmlns:of="urn:oasis:names:tc:opendocument:xmlns:of:1.2" xmlns:ooow="http://openoffice.org/2004/writer" xmlns:field="urn:openoffice:names:experimental:ooo-ms-interop:xmlns:field:1.0" xmlns:math="http://www.w3.org/1998/Math/MathML" xmlns:form="urn:oasis:names:tc:opendocument:xmlns:form:1.0" xmlns:script="urn:oasis:names:tc:opendocument:xmlns:script:1.0" xmlns:dom="http://www.w3.org/2001/xml-events" xmlns:xforms="http://www.w3.org/2002/xforms" xmlns:oooc="http://openoffice.org/2004/calc" xmlns:formx="urn:openoffice:names:experimental:ooxml-odf-interop:xmlns:form:1.0" xmlns:xsd="http://www.w3.org/2001/XMLSchema" xmlns:xsi="http://www.w3.org/2001/XMLSchema-instance" xmlns:css3t="http://www.w3.org/TR/css3-text/" xmlns:xhtml="http://www.w3.org/1999/xhtml" xmlns:grddl="http://www.w3.org/2003/g/data-view#" xmlns:presentation="urn:oasis:names:tc:opendocument:xmlns:presentation:1.0" xmlns:smil="urn:oasis:names:tc:opendocument:xmlns:smil-compatible:1.0" office:version="1.2">
  <office:scripts/>
  <office:font-face-decls>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 svg:font-family="'Avenir LT Std'" style:font-adornments="45 Book" style:font-pitch="variable"/>
    <style:font-face style:name="Liberation Sans1" svg:font-family="'Liberation Sans'" style:font-pitch="variable"/>
    <style:font-face style:name="Avenir LT Std1"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a0d2c9"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edeef0" draw:fill-color="#edeef0" draw:textarea-horizontal-align="justify" draw:textarea-vertical-align="middle" draw:auto-grow-height="false" fo:min-height="26.05cm" fo:min-width="20cm"/>
    </style:style>
    <style:style style:name="gr3" style:family="graphic" style:parent-style-name="standard">
      <style:graphic-properties draw:stroke="none" svg:stroke-color="#1f2c4c" draw:fill-color="#1f2c4c" draw:textarea-horizontal-align="justify" draw:textarea-vertical-align="middle" draw:auto-grow-height="false" fo:min-height="0.217cm" fo:min-width="0.426cm"/>
      <style:paragraph-properties style:writing-mode="lr-tb"/>
    </style:style>
    <style:style style:name="gr4" style:family="graphic" style:parent-style-name="standard">
      <style:graphic-properties draw:stroke="none" draw:fill-color="#55bbab" draw:textarea-horizontal-align="justify" draw:textarea-vertical-align="middle" draw:auto-grow-height="false" fo:min-height="0.35cm" fo:min-width="1.3cm"/>
    </style:style>
    <style:style style:name="gr5" style:family="graphic" style:parent-style-name="standard">
      <style:graphic-properties draw:stroke="none" svg:stroke-color="#000000" draw:fill="none" draw:fill-color="#ffffff" draw:textarea-vertical-align="middle" draw:auto-grow-height="true" draw:auto-grow-width="false" fo:max-height="0cm" fo:min-height="0.712cm"/>
      <style:paragraph-properties style:writing-mode="lr-tb"/>
    </style:style>
    <style:style style:name="gr6" style:family="graphic" style:parent-style-name="standard">
      <style:graphic-properties draw:stroke="none" draw:fill-color="#edeef0" draw:textarea-horizontal-align="justify" draw:textarea-vertical-align="middle" draw:auto-grow-height="false" fo:min-height="3.54cm" fo:min-width="5.89cm"/>
    </style:style>
    <style:style style:name="gr7" style:family="graphic" style:parent-style-name="objectwithoutfill">
      <style:graphic-properties draw:stroke="dash" draw:stroke-dash="Ultrafine_20_2_20_Dots_20_3_20_Dashes" svg:stroke-width="0.028cm" svg:stroke-color="#f3f4f5" draw:marker-start-width="0.242cm" draw:marker-end-width="0.242cm" draw:fill="solid" draw:fill-color="#edeef0" draw:textarea-vertical-align="middle" fo:padding-top="0.139cm" fo:padding-bottom="0.139cm" fo:padding-left="0.264cm" fo:padding-right="0.264cm"/>
    </style:style>
    <style:style style:name="gr8" style:family="graphic" style:parent-style-name="objectwithoutfill">
      <style:graphic-properties draw:stroke="dash" draw:stroke-dash="_32__20_Dots_20_1_20_Dash" svg:stroke-width="0.028cm" svg:stroke-color="#f3f4f5" draw:marker-start-width="0.242cm" draw:marker-end-width="0.242cm" draw:fill="solid" draw:fill-color="#edeef0" draw:textarea-vertical-align="middle" fo:padding-top="0.139cm" fo:padding-bottom="0.139cm" fo:padding-left="0.264cm" fo:padding-right="0.264cm"/>
    </style:style>
    <style:style style:name="gr9" style:family="graphic" style:parent-style-name="standard">
      <style:graphic-properties draw:stroke="none" svg:stroke-color="#000000" draw:fill="solid" draw:fill-color="#a0d2c9" draw:opacity="100%" draw:textarea-vertical-align="middle" draw:auto-grow-height="true" draw:auto-grow-width="false" fo:max-height="0cm" fo:min-height="1.15cm"/>
      <style:paragraph-properties style:writing-mode="lr-tb"/>
    </style:style>
    <style:style style:name="gr10" style:family="graphic" style:parent-style-name="standard">
      <style:graphic-properties draw:stroke="none" draw:fill-color="#55bbab" draw:textarea-horizontal-align="justify" draw:textarea-vertical-align="middle" draw:auto-grow-height="false" fo:min-height="1.15cm" fo:min-width="0cm"/>
    </style:style>
    <style:style style:name="gr11" style:family="graphic" style:parent-style-name="objectwithoutfill">
      <style:graphic-properties draw:stroke="dash" draw:stroke-dash="Ultrafine_20_2_20_Dots_20_3_20_Dashes" svg:stroke-width="0.028cm" svg:stroke-color="#f3f4f5" draw:marker-start-width="0.242cm" draw:marker-end-width="0.242cm" draw:fill="solid" draw:textarea-vertical-align="middle" fo:padding-top="0.139cm" fo:padding-bottom="0.139cm" fo:padding-left="0.264cm" fo:padding-right="0.264cm"/>
    </style:style>
    <style:style style:name="gr12" style:family="graphic" style:parent-style-name="objectwithoutfill">
      <style:graphic-properties draw:stroke="dash" draw:stroke-dash="_32__20_Dots_20_1_20_Dash" svg:stroke-width="0.028cm" svg:stroke-color="#f3f4f5" draw:marker-start-width="0.242cm" draw:marker-end-width="0.242cm" draw:fill="solid" draw:textarea-vertical-align="middle" fo:padding-top="0.139cm" fo:padding-bottom="0.139cm" fo:padding-left="0.264cm" fo:padding-right="0.264cm"/>
    </style:style>
    <style:style style:name="gr13" style:family="graphic" style:parent-style-name="standard">
      <style:graphic-properties svg:stroke-color="#1f2c4c" draw:fill="none" draw:textarea-horizontal-align="justify" draw:textarea-vertical-align="middle" draw:auto-grow-height="false" fo:min-height="4.68cm" fo:min-width="4.33cm"/>
      <style:paragraph-properties style:writing-mode="lr-tb"/>
    </style:style>
    <style:style style:name="gr14" style:family="graphic" style:parent-style-name="standard">
      <style:graphic-properties draw:stroke="none" draw:fill-color="#a0d2c9" draw:textarea-horizontal-align="justify" draw:textarea-vertical-align="middle" draw:auto-grow-height="false" fo:min-height="0.6cm" fo:min-width="0.632cm" draw:shadow="hidden"/>
    </style:style>
    <style:style style:name="gr15" style:family="graphic" style:parent-style-name="objectwithoutfill">
      <style:graphic-properties draw:stroke="dash" draw:stroke-dash="Ultrafine_20_2_20_Dots_20_3_20_Dashes" svg:stroke-width="0.028cm" svg:stroke-color="#1f2c4c" draw:marker-start-width="0.242cm" draw:marker-end-width="0.242cm" draw:fill="solid" draw:textarea-vertical-align="middle" fo:padding-top="0.139cm" fo:padding-bottom="0.139cm" fo:padding-left="0.264cm" fo:padding-right="0.264cm"/>
    </style:style>
    <style:style style:name="gr16" style:family="graphic" style:parent-style-name="objectwithoutfill">
      <style:graphic-properties draw:stroke="dash" draw:stroke-dash="_32__20_Dots_20_1_20_Dash" svg:stroke-width="0.028cm" svg:stroke-color="#1f2c4c" draw:marker-start-width="0.242cm" draw:marker-end-width="0.242cm" draw:fill="solid" draw:textarea-vertical-align="middle" fo:padding-top="0.139cm" fo:padding-bottom="0.139cm" fo:padding-left="0.264cm" fo:padding-right="0.264cm"/>
    </style:style>
    <style:style style:name="gr17" style:family="graphic" style:parent-style-name="standard">
      <style:graphic-properties draw:stroke="none" svg:stroke-color="#000000" draw:fill="solid" draw:fill-color="#ffffff" draw:opacity="100%" draw:textarea-vertical-align="middle" draw:auto-grow-height="true" draw:auto-grow-width="false" fo:max-height="0cm" fo:min-height="1.15cm"/>
      <style:paragraph-properties style:writing-mode="lr-tb"/>
    </style:style>
    <style:style style:name="gr18" style:family="graphic" style:parent-style-name="standard">
      <style:graphic-properties draw:stroke="none" draw:fill-color="#edeef0" draw:textarea-horizontal-align="justify" draw:textarea-vertical-align="middle" draw:auto-grow-height="false" fo:min-height="10.75cm" fo:min-width="18.1cm"/>
    </style:style>
    <style:style style:name="gr19" style:family="graphic" style:parent-style-name="standard">
      <style:graphic-properties draw:stroke="none" draw:fill-color="#a1467e" draw:textarea-horizontal-align="justify" draw:textarea-vertical-align="middle" draw:auto-grow-height="false" fo:min-height="2.074cm" fo:min-width="1.224cm" draw:shadow="hidden"/>
    </style:style>
    <style:style style:name="gr20" style:family="graphic" style:parent-style-name="standard">
      <style:graphic-properties draw:stroke="none" draw:textarea-horizontal-align="justify" draw:textarea-vertical-align="middle" draw:auto-grow-height="false" fo:min-height="2.077cm" fo:min-width="1.227cm"/>
      <style:paragraph-properties style:writing-mode="lr-tb"/>
    </style:style>
    <style:style style:name="gr21" style:family="graphic" style:parent-style-name="standard">
      <style:graphic-properties draw:stroke="none" draw:fill-color="#b2b2b2" draw:textarea-horizontal-align="justify" draw:textarea-vertical-align="middle" draw:auto-grow-height="false" fo:min-height="2.077cm" fo:min-width="1.227cm"/>
      <style:paragraph-properties style:writing-mode="lr-tb"/>
    </style:style>
    <style:style style:name="gr22" style:family="graphic" style:parent-style-name="standard">
      <style:graphic-properties svg:stroke-color="#55bbab" draw:fill-color="#a0d2c9" draw:textarea-horizontal-align="justify" draw:textarea-vertical-align="middle" draw:auto-grow-height="false" fo:min-height="1.125cm" fo:min-width="1.051cm"/>
    </style:style>
    <style:style style:name="gr23"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0.213cm"/>
      <style:paragraph-properties style:writing-mode="lr-tb"/>
    </style:style>
    <style:style style:name="gr25" style:family="graphic" style:parent-style-name="standard">
      <style:graphic-properties draw:stroke="solid" svg:stroke-width="0.028cm" svg:stroke-color="#55bbab" draw:marker-start-width="0.242cm" draw:marker-end-width="0.242cm" draw:fill-color="#55bbab" draw:textarea-horizontal-align="justify" draw:textarea-vertical-align="middle" draw:auto-grow-height="false" fo:min-height="0.922cm" fo:min-width="1.272cm" fo:padding-top="0.139cm" fo:padding-bottom="0.139cm" fo:padding-left="0.264cm" fo:padding-right="0.264cm"/>
    </style:style>
    <style:style style:name="gr26" style:family="graphic" style:parent-style-name="standard">
      <style:graphic-properties draw:stroke="solid" svg:stroke-width="0.028cm" svg:stroke-color="#7bc5b8" draw:marker-start-width="0.242cm" draw:marker-end-width="0.242cm" draw:fill-color="#7bc5b8" draw:textarea-horizontal-align="justify" draw:textarea-vertical-align="middle" draw:auto-grow-height="false" fo:min-height="0cm" fo:min-width="1.272cm" fo:padding-top="0.139cm" fo:padding-bottom="0.139cm" fo:padding-left="0.264cm" fo:padding-right="0.264cm"/>
    </style:style>
    <style:style style:name="gr27" style:family="graphic" style:parent-style-name="standard">
      <style:graphic-properties svg:stroke-width="0.028cm" svg:stroke-color="#7bc5b8" draw:marker-start-width="0.242cm" draw:marker-end-width="0.242cm" draw:fill-color="#7bc5b8" draw:textarea-horizontal-align="justify" draw:textarea-vertical-align="middle" draw:auto-grow-height="false" fo:min-height="0.084cm" fo:min-width="0.034cm" fo:padding-top="0.139cm" fo:padding-bottom="0.139cm" fo:padding-left="0.264cm" fo:padding-right="0.264cm"/>
    </style:style>
    <style:style style:name="gr28" style:family="graphic" style:parent-style-name="standard">
      <style:graphic-properties draw:stroke="none" svg:stroke-color="#000000" draw:fill="none" draw:fill-color="#ffffff" draw:auto-grow-height="true" draw:auto-grow-width="false" fo:max-height="0cm" fo:min-height="0.637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19cm"/>
      <style:paragraph-properties style:writing-mode="lr-tb"/>
    </style:style>
    <style:style style:name="gr30" style:family="graphic" style:parent-style-name="standard">
      <style:graphic-properties svg:stroke-color="#55bbab" draw:fill="none" draw:textarea-horizontal-align="justify" draw:textarea-vertical-align="middle" draw:auto-grow-height="false" fo:min-height="9.75cm" fo:min-width="9.3cm"/>
    </style:style>
    <style:style style:name="gr31" style:family="graphic" style:parent-style-name="standard">
      <style:graphic-properties svg:stroke-color="#55bbab" draw:fill="none" draw:textarea-horizontal-align="justify" draw:textarea-vertical-align="middle" draw:auto-grow-height="false" fo:min-height="2.15cm" fo:min-width="6.7cm"/>
    </style:style>
    <style:style style:name="gr32" style:family="graphic" style:parent-style-name="standard">
      <style:graphic-properties svg:stroke-color="#1f2c4c" draw:marker-start="Short_20_line_20_Arrow" draw:marker-start-width="0.3cm" draw:marker-end="Short_20_line_20_Arrow" draw:marker-end-width="0.3cm" draw:textarea-vertical-align="middle"/>
    </style:style>
    <style:style style:name="gr33" style:family="graphic" style:parent-style-name="standard">
      <style:graphic-properties svg:stroke-color="#1f2c4c" draw:marker-start="Symmetric_20_Arrow" draw:marker-start-width="0.3cm" draw:marker-end="" draw:marker-end-width="0.3cm" draw:textarea-vertical-align="middle"/>
    </style:style>
    <style:style style:name="gr34" style:family="graphic" style:parent-style-name="standard">
      <style:graphic-properties svg:stroke-color="#1f2c4c" draw:marker-start="Symmetric_20_Arrow" draw:marker-start-width="0.3cm" draw:marker-end="" draw:marker-end-width="0.3cm" draw:fill="none" draw:fill-color="#7bc5b8" draw:textarea-vertical-align="middle"/>
    </style:style>
    <style:style style:name="gr35" style:family="graphic" style:parent-style-name="standard">
      <style:graphic-properties svg:stroke-color="#1f2c4c" draw:marker-start="Short_20_line_20_Arrow" draw:marker-start-width="0.3cm" draw:marker-end="Short_20_line_20_Arrow" draw:marker-end-width="0.3cm" draw:fill="none" draw:fill-color="#7bc5b8" draw:textarea-vertical-align="middle"/>
    </style:style>
    <style:style style:name="gr36" style:family="graphic" style:parent-style-name="standard">
      <style:graphic-properties draw:stroke="none" svg:stroke-color="#000000" draw:fill="none" draw:fill-color="#7bc5b8" draw:auto-grow-height="true" draw:auto-grow-width="false" fo:max-height="0cm" fo:min-height="0cm"/>
      <style:paragraph-properties style:writing-mode="lr-tb"/>
    </style:style>
    <style:style style:name="pr1" style:family="presentation" style:parent-style-name="Standard-title">
      <style:graphic-properties draw:auto-grow-height="true" fo:min-height="4.957cm"/>
      <style:paragraph-properties style:writing-mode="lr-tb"/>
    </style:style>
    <style:style style:name="pr2" style:family="presentation" style:parent-style-name="Standard-subtitle">
      <style:graphic-properties draw:fill-color="#ffffff" draw:textarea-vertical-align="top" draw:auto-grow-height="true" fo:min-height="17.224cm"/>
      <style:paragraph-properties style:writing-mode="lr-tb"/>
    </style:style>
    <style:style style:name="pr3" style:family="presentation" style:parent-style-name="Standard-notes">
      <style:graphic-properties draw:fill-color="#ffffff" draw:auto-grow-height="true" fo:min-height="13.364cm"/>
      <style:paragraph-properties style:writing-mode="lr-tb"/>
    </style:style>
    <style:style style:name="pr4" style:family="presentation" style:parent-style-name="Standard-title">
      <style:graphic-properties fo:min-height="2.216cm"/>
      <style:paragraph-properties style:writing-mode="lr-tb"/>
    </style:style>
    <style:style style:name="pr5" style:family="presentation" style:parent-style-name="Standard-outline1" style:list-style-name="L3">
      <style:graphic-properties fo:min-height="16.974cm"/>
      <style:paragraph-properties style:writing-mode="lr-tb"/>
    </style:style>
    <style:style style:name="pr6" style:family="presentation" style:parent-style-name="Standard-notes">
      <style:graphic-properties draw:fill-color="#ffffff" fo:min-height="13.364cm"/>
      <style:paragraph-properties style:writing-mode="lr-tb"/>
    </style:style>
    <style:style style:name="pr7" style:family="presentation" style:parent-style-name="Standard-outline1" style:list-style-name="L3">
      <style:graphic-properties fo:min-height="16.974cm"/>
      <style:paragraph-properties style:writing-mode="lr-tb"/>
    </style:style>
    <style:style style:name="pr8" style:family="presentation" style:parent-style-name="Standard-outline1" style:list-style-name="L3">
      <style:graphic-properties fo:min-height="16.974cm"/>
      <style:paragraph-properties style:writing-mode="lr-tb"/>
    </style:style>
    <style:style style:name="pr9" style:family="presentation" style:parent-style-name="Standard-outline1" style:list-style-name="L3">
      <style:graphic-properties fo:min-height="16.974cm"/>
      <style:paragraph-properties style:writing-mode="lr-tb"/>
    </style:style>
    <style:style style:name="pr10" style:family="presentation" style:parent-style-name="Standard-outline1" style:list-style-name="L3">
      <style:graphic-properties fo:min-height="16.974cm"/>
      <style:paragraph-properties style:writing-mode="lr-tb"/>
    </style:style>
    <style:style style:name="pr11" style:family="presentation" style:parent-style-name="Standard-outline1" style:list-style-name="L3">
      <style:graphic-properties fo:min-height="16.974cm"/>
      <style:paragraph-properties style:writing-mode="lr-tb"/>
    </style:style>
    <style:style style:name="pr12" style:family="presentation" style:parent-style-name="Standard-outline1" style:list-style-name="L3">
      <style:graphic-properties fo:min-height="16.974cm"/>
      <style:paragraph-properties style:writing-mode="lr-tb"/>
    </style:style>
    <style:style style:name="pr13" style:family="presentation" style:parent-style-name="Standard-outline1" style:list-style-name="L3">
      <style:graphic-properties fo:min-height="16.974cm"/>
      <style:paragraph-properties style:writing-mode="lr-tb"/>
    </style:style>
    <style:style style:name="pr14" style:family="presentation" style:parent-style-name="Standard-outline1" style:list-style-name="L3">
      <style:graphic-properties fo:min-height="16.974cm"/>
      <style:paragraph-properties style:writing-mode="lr-tb"/>
    </style:style>
    <style:style style:name="pr15" style:family="presentation" style:parent-style-name="Standard-outline1" style:list-style-name="L3">
      <style:graphic-properties fo:min-height="16.974cm"/>
      <style:paragraph-properties style:writing-mode="lr-tb"/>
    </style:style>
    <style:style style:name="pr16" style:family="presentation" style:parent-style-name="Standard-outline1" style:list-style-name="L3">
      <style:graphic-properties fo:min-height="16.974cm"/>
      <style:paragraph-properties style:writing-mode="lr-tb"/>
    </style:style>
    <style:style style:name="pr17" style:family="presentation" style:parent-style-name="Standard-outline1" style:list-style-name="L3">
      <style:graphic-properties fo:min-height="16.974cm"/>
      <style:paragraph-properties style:writing-mode="lr-tb"/>
    </style:style>
    <style:style style:name="pr18" style:family="presentation" style:parent-style-name="Standard-outline1" style:list-style-name="L3">
      <style:graphic-properties fo:min-height="16.974cm"/>
      <style:paragraph-properties style:writing-mode="lr-tb"/>
    </style:style>
    <style:style style:name="pr19" style:family="presentation" style:parent-style-name="Standard-outline1" style:list-style-name="L3">
      <style:graphic-properties fo:min-height="16.974cm"/>
      <style:paragraph-properties style:writing-mode="lr-tb"/>
    </style:style>
    <style:style style:name="pr20" style:family="presentation" style:parent-style-name="Standard-outline1" style:list-style-name="L3">
      <style:graphic-properties fo:min-height="16.974cm"/>
      <style:paragraph-properties style:writing-mode="lr-tb"/>
    </style:style>
    <style:style style:name="P1" style:family="paragraph">
      <style:paragraph-properties style:writing-mode="lr-tb"/>
      <style:text-properties style:font-name="Avenir Black"/>
    </style:style>
    <style:style style:name="P2" style:family="paragraph">
      <style:paragraph-properties fo:text-align="start"/>
    </style:style>
    <style:style style:name="P3" style:family="paragraph">
      <style:paragraph-properties fo:margin-left="0cm" fo:margin-right="0cm" fo:text-align="start" fo:text-indent="0cm"/>
    </style:style>
    <style:style style:name="P4" style:family="paragraph">
      <loext:graphic-properties draw:fill-color="#ffffff"/>
      <style:paragraph-properties fo:text-align="start" style:writing-mode="lr-tb"/>
      <style:text-properties fo:font-size="13pt" style:font-size-asian="13pt" style:font-size-complex="13pt"/>
    </style:style>
    <style:style style:name="P5" style:family="paragraph">
      <loext:graphic-properties draw:fill-color="#ffffff"/>
      <style:paragraph-properties style:writing-mode="lr-tb"/>
    </style:style>
    <style:style style:name="P6" style:family="paragraph">
      <loext:graphic-properties draw:fill-color="#edeef0"/>
      <style:paragraph-properties fo:text-align="center"/>
    </style:style>
    <style:style style:name="P7" style:family="paragraph">
      <style:paragraph-properties fo:text-align="start" style:writing-mode="lr-tb"/>
      <style:text-properties style:font-name="Avenir Black" fo:font-size="40pt" style:font-size-asian="40pt" style:font-size-complex="40pt"/>
    </style:style>
    <style:style style:name="P8" style:family="paragraph">
      <style:text-properties fo:hyphenate="false"/>
    </style:style>
    <style:style style:name="P9" style:family="paragraph">
      <style:paragraph-properties fo:margin-top="0cm" fo:margin-bottom="0cm"/>
      <style:text-properties fo:hyphenate="false"/>
    </style:style>
    <style:style style:name="P10" style:family="paragraph">
      <style:paragraph-properties fo:margin-left="0cm" fo:margin-right="0cm" fo:text-indent="0cm" style:writing-mode="lr-tb"/>
      <style:text-properties style:font-name="Avenir LT Std3" fo:font-size="14pt" style:font-size-asian="14pt" style:font-size-complex="14pt" fo:hyphenate="false"/>
    </style:style>
    <style:style style:name="P11" style:family="paragraph">
      <loext:graphic-properties draw:fill-color="#1f2c4c"/>
      <style:paragraph-properties fo:text-align="center" style:writing-mode="lr-tb"/>
    </style:style>
    <style:style style:name="P12" style:family="paragraph">
      <loext:graphic-properties draw:fill-color="#55bbab"/>
      <style:paragraph-properties fo:text-align="center"/>
    </style:style>
    <style:style style:name="P13" style:family="paragraph">
      <style:paragraph-properties fo:text-align="end"/>
    </style:style>
    <style:style style:name="P14" style:family="paragraph">
      <loext:graphic-properties draw:fill="none" draw:fill-color="#ffffff"/>
      <style:paragraph-properties fo:text-align="end" style:writing-mode="lr-tb"/>
      <style:text-properties fo:color="#f3f4f5" style:font-name="Avenir LT Std3"/>
    </style:style>
    <style:style style:name="P15" style:family="paragraph">
      <loext:graphic-properties draw:fill="solid" draw:fill-color="#edeef0"/>
      <style:paragraph-properties fo:text-align="center"/>
    </style:style>
    <style:style style:name="P16" style:family="paragraph">
      <loext:graphic-properties draw:fill="solid" draw:fill-color="#a0d2c9" draw:opacity="100%"/>
      <style:paragraph-properties style:writing-mode="lr-tb"/>
      <style:text-properties fo:color="#f3f4f5" style:font-name="Avenir LT Std3" fo:font-size="10pt" style:font-size-asian="10pt" style:font-size-complex="10pt"/>
    </style:style>
    <style:style style:name="P17" style:family="paragraph">
      <style:paragraph-properties fo:text-align="start" style:writing-mode="lr-tb"/>
      <style:text-properties style:font-name="Avenir Black" fo:font-size="39pt" style:font-size-asian="39pt" style:font-size-complex="39pt"/>
    </style:style>
    <style:style style:name="P18" style:family="paragraph">
      <style:paragraph-properties fo:text-align="justify"/>
      <style:text-properties fo:hyphenate="false"/>
    </style:style>
    <style:style style:name="P19" style:family="paragraph">
      <style:paragraph-properties fo:margin-top="0cm" fo:margin-bottom="0cm" fo:text-align="justify"/>
      <style:text-properties fo:hyphenate="false"/>
    </style:style>
    <style:style style:name="P20" style:family="paragraph">
      <style:paragraph-properties fo:margin-left="0cm" fo:margin-right="0cm" fo:text-align="justify" fo:text-indent="0cm" style:writing-mode="lr-tb"/>
      <style:text-properties style:font-name="Avenir LT Std3" fo:font-size="14pt" style:font-size-asian="14pt" style:font-size-complex="14pt" fo:hyphenate="false"/>
    </style:style>
    <style:style style:name="P21" style:family="paragraph">
      <loext:graphic-properties draw:fill="solid"/>
      <style:paragraph-properties fo:text-align="center"/>
    </style:style>
    <style:style style:name="P22" style:family="paragraph">
      <style:paragraph-properties fo:text-align="start" style:writing-mode="lr-tb"/>
      <style:text-properties fo:color="#7d808a" style:font-name="Avenir LT Std3" fo:font-size="13pt" style:font-size-asian="13pt" style:font-size-complex="13pt"/>
    </style:style>
    <style:style style:name="P23" style:family="paragraph">
      <loext:graphic-properties draw:fill="none"/>
      <style:paragraph-properties fo:text-align="start" style:writing-mode="lr-tb"/>
      <style:text-properties fo:color="#7d808a" style:font-name="Avenir LT Std3" fo:font-size="13pt" style:font-size-asian="13pt" style:font-size-complex="13pt"/>
    </style:style>
    <style:style style:name="P24" style:family="paragraph">
      <style:paragraph-properties fo:margin-left="0cm" fo:margin-right="0cm" fo:margin-top="0cm" fo:margin-bottom="0cm" fo:text-indent="0cm">
        <style:tab-stops/>
      </style:paragraph-properties>
      <style:text-properties fo:hyphenate="false"/>
    </style:style>
    <style:style style:name="P25" style:family="paragraph">
      <loext:graphic-properties draw:fill-color="#a0d2c9"/>
      <style:paragraph-properties fo:text-align="center"/>
    </style:style>
    <style:style style:name="P26" style:family="paragraph">
      <loext:graphic-properties draw:fill="solid" draw:fill-color="#ffffff" draw:opacity="100%"/>
      <style:paragraph-properties style:writing-mode="lr-tb"/>
      <style:text-properties fo:color="#4b5164" style:font-name="Avenir LT Std3" fo:font-size="10pt" style:font-size-asian="10pt" style:font-size-complex="10pt"/>
    </style:style>
    <style:style style:name="P27" style:family="paragraph">
      <style:paragraph-properties fo:margin-left="0cm" fo:margin-right="0cm" fo:margin-top="1.041cm" fo:margin-bottom="0.1cm" fo:text-align="justify" fo:text-indent="0cm">
        <style:tab-stops/>
      </style:paragraph-properties>
      <style:text-properties fo:hyphenate="false"/>
    </style:style>
    <style:style style:name="P28" style:family="paragraph">
      <style:paragraph-properties fo:margin-left="0cm" fo:margin-right="0cm" fo:margin-top="0.1cm" fo:margin-bottom="0.1cm" fo:text-align="justify" fo:text-indent="0cm">
        <style:tab-stops/>
      </style:paragraph-properties>
      <style:text-properties fo:hyphenate="false"/>
    </style:style>
    <style:style style:name="P29" style:family="paragraph">
      <style:paragraph-properties fo:margin-left="0cm" fo:margin-right="0cm" fo:margin-top="0cm" fo:margin-bottom="0cm" fo:line-height="115%" fo:text-align="justify" fo:text-indent="0cm">
        <style:tab-stops/>
      </style:paragraph-properties>
      <style:text-properties fo:hyphenate="false"/>
    </style:style>
    <style:style style:name="P30" style:family="paragraph">
      <style:paragraph-properties fo:margin-left="0cm" fo:margin-right="0cm" fo:margin-top="0.5cm" fo:margin-bottom="0cm" fo:line-height="115%" fo:text-align="justify" fo:text-indent="0cm">
        <style:tab-stops/>
      </style:paragraph-properties>
      <style:text-properties fo:hyphenate="false"/>
    </style:style>
    <style:style style:name="P31" style:family="paragraph">
      <style:paragraph-properties fo:line-height="115%" fo:text-align="justify"/>
      <style:text-properties fo:hyphenate="false"/>
    </style:style>
    <style:style style:name="P32" style:family="paragraph">
      <style:paragraph-properties fo:margin-top="0cm" fo:margin-bottom="0cm" fo:line-height="115%" fo:text-align="justify"/>
      <style:text-properties fo:hyphenate="false"/>
    </style:style>
    <style:style style:name="P33" style:family="paragraph">
      <style:paragraph-properties fo:margin-left="0cm" fo:margin-right="0cm" fo:line-height="115%" fo:text-align="justify" fo:text-indent="0cm" style:writing-mode="lr-tb"/>
      <style:text-properties style:font-name="Avenir LT Std3" fo:font-size="14pt" style:font-size-asian="14pt" style:font-size-complex="14pt" fo:hyphenate="false"/>
    </style:style>
    <style:style style:name="P34" style:family="paragraph">
      <loext:graphic-properties draw:fill="none" draw:fill-color="#ffffff"/>
      <style:paragraph-properties fo:text-align="start" style:writing-mode="lr-tb"/>
      <style:text-properties fo:color="#f3f4f5" style:font-name="Avenir LT Std3" fo:font-size="18pt"/>
    </style:style>
    <style:style style:name="P35" style:family="paragraph">
      <loext:graphic-properties draw:fill-color="#ffffff"/>
      <style:paragraph-properties style:writing-mode="lr-tb"/>
      <style:text-properties fo:font-size="20pt"/>
    </style:style>
    <style:style style:name="P36" style:family="paragraph">
      <style:paragraph-properties fo:margin-top="0cm" fo:margin-bottom="0cm" fo:text-align="justify"/>
    </style:style>
    <style:style style:name="P37" style:family="paragraph">
      <loext:graphic-properties draw:fill="none" draw:fill-color="#ffffff"/>
      <style:paragraph-properties fo:text-align="end" style:writing-mode="lr-tb"/>
      <style:text-properties fo:color="#f3f4f5" style:font-name="Avenir LT Std3" fo:font-size="18pt"/>
    </style:style>
    <style:style style:name="P38" style:family="paragraph">
      <style:paragraph-properties fo:margin-top="0cm" fo:margin-bottom="0cm" fo:line-height="115%"/>
      <style:text-properties fo:hyphenate="false"/>
    </style:style>
    <style:style style:name="P39" style:family="paragraph">
      <style:paragraph-properties fo:text-align="start"/>
      <style:text-properties fo:font-size="18pt"/>
    </style:style>
    <style:style style:name="P40" style:family="paragraph">
      <loext:graphic-properties draw:fill-color="#a1467e"/>
      <style:paragraph-properties fo:text-align="center"/>
    </style:style>
    <style:style style:name="P41" style:family="paragraph">
      <style:paragraph-properties fo:margin-top="0.2cm" fo:margin-bottom="0cm" fo:text-align="center"/>
      <style:text-properties fo:font-size="24pt" style:font-size-asian="24pt" style:font-size-complex="24pt"/>
    </style:style>
    <style:style style:name="P42" style:family="paragraph">
      <style:paragraph-properties fo:margin-top="0.2cm" fo:margin-bottom="0cm" fo:text-align="center"/>
      <style:text-properties style:font-name="Avenir Black" fo:font-size="24pt" style:font-size-asian="24pt" style:font-size-complex="24pt"/>
    </style:style>
    <style:style style:name="P43" style:family="paragraph">
      <loext:graphic-properties draw:fill-color="#b2b2b2"/>
      <style:paragraph-properties fo:margin-top="0.2cm" fo:margin-bottom="0cm" fo:text-align="center"/>
      <style:text-properties style:font-name="Avenir Black" fo:font-size="24pt" style:font-size-asian="24pt" style:font-size-complex="24pt"/>
    </style:style>
    <style:style style:name="P44" style:family="paragraph">
      <style:text-properties style:font-name="Avenir LT Std3" fo:font-size="11pt" style:font-size-asian="11pt" style:font-size-complex="11pt"/>
    </style:style>
    <style:style style:name="P45" style:family="paragraph">
      <loext:graphic-properties draw:fill="none" draw:fill-color="#ffffff"/>
      <style:text-properties style:font-name="Avenir LT Std3" fo:font-size="11pt" style:font-size-asian="11pt" style:font-size-complex="11pt"/>
    </style:style>
    <style:style style:name="P46" style:family="paragraph">
      <style:text-properties style:font-name="Avenir LT Std3" fo:font-size="8pt" style:font-size-asian="8pt" style:font-size-complex="8pt"/>
    </style:style>
    <style:style style:name="P47" style:family="paragraph">
      <loext:graphic-properties draw:fill="none" draw:fill-color="#ffffff"/>
      <style:text-properties style:font-name="Avenir LT Std3" fo:font-size="8pt" style:font-size-asian="8pt" style:font-size-complex="8pt"/>
    </style:style>
    <style:style style:name="P48" style:family="paragraph">
      <loext:graphic-properties draw:fill-color="#7bc5b8"/>
      <style:paragraph-properties fo:text-align="center"/>
    </style:style>
    <style:style style:name="P49" style:family="paragraph">
      <style:text-properties style:font-name="Avenir LT Std3" fo:font-size="9pt" style:font-size-asian="9pt" style:font-size-complex="9pt"/>
    </style:style>
    <style:style style:name="P50" style:family="paragraph">
      <loext:graphic-properties draw:fill="none" draw:fill-color="#ffffff"/>
      <style:text-properties style:font-name="Avenir LT Std3" fo:font-size="9pt" style:font-size-asian="9pt" style:font-size-complex="9pt"/>
    </style:style>
    <style:style style:name="P51" style:family="paragraph">
      <loext:graphic-properties draw:fill="none"/>
      <style:paragraph-properties fo:text-align="center"/>
    </style:style>
    <style:style style:name="P52" style:family="paragraph">
      <style:paragraph-properties fo:text-align="center"/>
    </style:style>
    <style:style style:name="P53" style:family="paragraph">
      <loext:graphic-properties draw:fill="none" draw:fill-color="#7bc5b8"/>
      <style:paragraph-properties fo:text-align="center"/>
    </style:style>
    <style:style style:name="P54" style:family="paragraph">
      <style:text-properties style:font-name="Avenir LT Std3" fo:font-size="10pt" fo:font-style="italic" style:font-size-asian="10pt" style:font-style-asian="italic" style:font-size-complex="10pt" style:font-style-complex="italic"/>
    </style:style>
    <style:style style:name="P55" style:family="paragraph">
      <loext:graphic-properties draw:fill="none" draw:fill-color="#7bc5b8"/>
      <style:text-properties style:font-name="Avenir LT Std3" fo:font-size="10pt" fo:font-style="italic" style:font-size-asian="10pt" style:font-style-asian="italic" style:font-size-complex="10pt" style:font-style-complex="italic"/>
    </style:style>
    <style:style style:name="P56" style:family="paragraph">
      <loext:graphic-properties draw:fill="none" draw:fill-color="#ffffff"/>
      <style:paragraph-properties fo:text-align="start" style:writing-mode="lr-tb"/>
      <style:text-properties fo:color="#f3f4f5" style:font-name="Avenir LT Std3"/>
    </style:style>
    <style:style style:name="T1" style:family="text">
      <style:text-properties style:font-name="Avenir Black"/>
    </style:style>
    <style:style style:name="T2" style:family="text">
      <style:text-properties style:font-name="Avenir LT Std3" fo:font-size="13pt" fo:font-weight="bold" style:font-size-asian="13pt" style:font-weight-asian="bold" style:font-size-complex="13pt" style:font-weight-complex="bold"/>
    </style:style>
    <style:style style:name="T3" style:family="text">
      <style:text-properties style:font-name="Avenir LT Std3" fo:font-size="13pt" style:font-size-asian="13pt" style:font-size-complex="13pt"/>
    </style:style>
    <style:style style:name="T4" style:family="text">
      <style:text-properties style:font-name="DejaVu Sans1" fo:font-size="13pt" style:font-name-asian="DejaVu Sans1" style:font-size-asian="13pt" style:font-name-complex="DejaVu Sans1" style:font-size-complex="13pt"/>
    </style:style>
    <style:style style:name="T5" style:family="text">
      <style:text-properties style:font-name="Avenir Black" fo:font-size="13pt" style:font-size-asian="13pt" style:font-size-complex="13pt"/>
    </style:style>
    <style:style style:name="T6" style:family="text">
      <style:text-properties style:font-name="Noto Sans1" fo:font-size="13pt" style:font-size-asian="13pt" style:font-size-complex="13pt"/>
    </style:style>
    <style:style style:name="T7" style:family="text">
      <style:text-properties fo:font-variant="normal" fo:text-transform="none" style:use-window-font-color="true" style:text-outline="false" style:text-line-through-style="none" style:text-line-through-type="none" style:font-name="Avenir LT Std3" fo:font-size="13pt" fo:font-style="normal" fo:text-shadow="none" style:text-underline-style="none" fo:font-weight="normal" style:letter-kerning="true" fo:background-color="transparent" style:font-name-asian="Noto Sans CJK SC" style:font-size-asian="13pt" style:font-style-asian="normal" style:font-weight-asian="normal" style:font-name-complex="Lohit Devanagari" style:font-size-complex="13pt" style:font-style-complex="normal" style:font-weight-complex="normal" style:text-emphasize="none" style:font-relief="none" style:text-overline-style="none" style:text-overline-color="font-color"/>
    </style:style>
    <style:style style:name="T8" style:family="text">
      <style:text-properties style:font-name="Avenir LT Std3" fo:font-size="13pt" fo:background-color="#55bbab" style:font-size-asian="13pt" style:font-size-complex="13pt"/>
    </style:style>
    <style:style style:name="T9" style:family="text">
      <style:text-properties style:font-name="Avenir LT Std3" fo:font-size="13pt" fo:background-color="#7bc5b8" style:font-size-asian="13pt" style:font-size-complex="13pt"/>
    </style:style>
    <style:style style:name="T10" style:family="text">
      <style:text-properties style:font-name="Avenir LT Std3" fo:font-size="13pt" fo:background-color="#a0d2c9" style:font-size-asian="13pt" style:font-size-complex="13pt"/>
    </style:style>
    <style:style style:name="T11" style:family="text">
      <style:text-properties style:font-name="Avenir LT Std3" fo:font-size="13pt" fo:background-color="#1f2c4c" style:font-size-asian="13pt" style:font-size-complex="13pt"/>
    </style:style>
    <style:style style:name="T12" style:family="text">
      <style:text-properties style:font-name="Avenir LT Std3" fo:font-size="13pt" fo:background-color="#4b5164" style:font-size-asian="13pt" style:font-size-complex="13pt"/>
    </style:style>
    <style:style style:name="T13" style:family="text">
      <style:text-properties style:font-name="Avenir LT Std3" fo:font-size="13pt" fo:background-color="#7d808a" style:font-size-asian="13pt" style:font-size-complex="13pt"/>
    </style:style>
    <style:style style:name="T14" style:family="text">
      <style:text-properties style:font-name="Avenir LT Std3" fo:font-size="13pt" fo:background-color="#edeef0" style:font-size-asian="13pt" style:font-size-complex="13pt"/>
    </style:style>
    <style:style style:name="T15" style:family="text">
      <style:text-properties style:font-name="Avenir LT Std3" fo:font-size="13pt" fo:background-color="#f3f4f5" style:font-size-asian="13pt" style:font-size-complex="13pt"/>
    </style:style>
    <style:style style:name="T16" style:family="text">
      <style:text-properties fo:color="#1f2c4c" style:font-name="Avenir LT Std3" fo:font-size="13pt" style:font-size-asian="13pt" style:font-size-complex="13pt"/>
    </style:style>
    <style:style style:name="T17" style:family="text">
      <style:text-properties fo:color="#4b5164" style:font-name="Avenir LT Std3" fo:font-size="13pt" style:font-size-asian="13pt" style:font-size-complex="13pt"/>
    </style:style>
    <style:style style:name="T18" style:family="text">
      <style:text-properties style:font-name="Avenir Black" fo:font-size="40pt" style:font-size-asian="40pt" style:font-size-complex="40pt"/>
    </style:style>
    <style:style style:name="T19" style:family="text">
      <style:text-properties fo:color="#1f2c4c" style:font-name="Avenir LT Std3" fo:font-size="18pt" fo:font-weight="bold" style:font-name-asian="Noto Sans2" style:font-size-asian="18pt" style:font-weight-asian="bold" style:font-name-complex="Noto Sans2" style:font-size-complex="18pt" style:font-weight-complex="bold"/>
    </style:style>
    <style:style style:name="T20" style:family="text">
      <style:text-properties fo:color="#1f2c4c" style:font-name="Avenir LT Std3" fo:font-size="14pt" fo:font-weight="bold" style:font-name-asian="Noto Sans2" style:font-size-asian="14pt" style:font-weight-asian="bold" style:font-name-complex="Noto Sans2" style:font-size-complex="14pt" style:font-weight-complex="bold"/>
    </style:style>
    <style:style style:name="T21" style:family="text">
      <style:text-properties fo:color="#1f2c4c" style:font-name="Avenir LT Std3" fo:font-size="14pt" fo:font-weight="bold" style:font-size-asian="14pt" style:font-weight-asian="bold" style:font-size-complex="14pt" style:font-weight-complex="bold"/>
    </style:style>
    <style:style style:name="T22" style:family="text">
      <style:text-properties fo:color="#1f2c4c" style:font-name="Avenir LT Std3" fo:font-size="14pt" style:font-size-asian="14pt" style:font-size-complex="14pt"/>
    </style:style>
    <style:style style:name="T23" style:family="text">
      <style:text-properties fo:color="#4b5164" style:font-name="Avenir LT Std3" fo:font-size="14pt" style:font-size-asian="14pt" style:font-size-complex="14pt"/>
    </style:style>
    <style:style style:name="T24" style:family="text">
      <style:text-properties style:font-name="Avenir LT Std3" fo:font-size="14pt" style:font-size-asian="14pt" style:font-size-complex="14pt"/>
    </style:style>
    <style:style style:name="T25" style:family="text">
      <style:text-properties fo:color="#f3f4f5" style:font-name="Avenir LT Std3"/>
    </style:style>
    <style:style style:name="T26" style:family="text">
      <style:text-properties fo:color="#f3f4f5" style:font-name="Avenir LT Std3" fo:font-size="10pt" style:font-size-asian="10pt" style:font-size-complex="10pt"/>
    </style:style>
    <style:style style:name="T27" style:family="text">
      <style:text-properties fo:color="#f3f4f5" style:font-name="Noto Sans2" fo:font-size="10pt" style:font-name-asian="Noto Sans2" style:font-size-asian="10pt" style:font-name-complex="Noto Sans2" style:font-size-complex="10pt"/>
    </style:style>
    <style:style style:name="T28" style:family="text">
      <style:text-properties style:font-name="Avenir Black" fo:font-size="39pt" style:font-size-asian="39pt" style:font-size-complex="39pt"/>
    </style:style>
    <style:style style:name="T29" style:family="text">
      <style:text-properties fo:color="#7d808a" style:font-name="Avenir LT Std3" fo:font-size="13pt" style:font-size-asian="13pt" style:font-size-complex="13pt"/>
    </style:style>
    <style:style style:name="T30" style:family="text">
      <style:text-properties fo:color="#55bbab" style:font-name="Avenir Black" fo:font-size="26pt" style:font-size-asian="26pt" style:font-size-complex="26pt"/>
    </style:style>
    <style:style style:name="T31" style:family="text">
      <style:text-properties fo:color="#4b5164" style:font-name="Avenir LT Std3" fo:font-size="10pt" style:font-size-asian="10pt" style:font-size-complex="10pt"/>
    </style:style>
    <style:style style:name="T32" style:family="text">
      <style:text-properties fo:color="#4b5164" style:font-name="Noto Sans2" fo:font-size="10pt" style:font-name-asian="Noto Sans2" style:font-size-asian="10pt" style:font-name-complex="Noto Sans2" style:font-size-complex="10pt"/>
    </style:style>
    <style:style style:name="T33" style:family="text">
      <style:text-properties fo:font-variant="normal" fo:text-transform="none" fo:color="#1f2c4c" style:text-outline="false" style:text-line-through-style="none" style:text-line-through-type="none" style:font-name="Avenir LT Std3" fo:font-size="18pt" fo:font-style="normal" fo:text-shadow="none" style:text-underline-style="none" fo:font-weight="bold" style:letter-kerning="true" fo:background-color="transparent" style:font-name-asian="Noto Sans2" style:font-size-asian="18pt" style:font-style-asian="normal" style:font-weight-asian="bold" style:font-name-complex="Noto Sans2" style:font-size-complex="18pt" style:font-style-complex="normal" style:font-weight-complex="bold" style:text-emphasize="none" style:font-relief="none" style:text-overline-style="none" style:text-overline-color="font-color"/>
    </style:style>
    <style:style style:name="T34"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35"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350" style:letter-kerning="true" fo:background-color="transparent" style:font-name-asian="Noto Sans CJK SC" style:font-size-asian="14pt" style:font-style-asian="normal" style:font-weight-asian="normal" style:font-name-complex="Lohit Devanagari"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350" style:letter-kerning="true" fo:background-color="transparent"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 CJK SC" style:font-size-asian="14pt" style:font-style-asian="normal" style:font-weight-asian="bold" style:font-name-complex="Lohit Devanagari" style:font-size-complex="14pt" style:font-style-complex="normal" style:font-weight-complex="bold" style:text-emphasize="none" style:font-relief="none" style:text-overline-style="none" style:text-overline-color="font-color"/>
    </style:style>
    <style:style style:name="T39" style:family="text">
      <style:text-properties fo:color="#4b5164" style:font-name="Avenir LT Std3" fo:font-size="14pt" fo:font-weight="bold" style:font-size-asian="14pt" style:font-weight-asian="bold" style:font-size-complex="14pt" style:font-weight-complex="bold"/>
    </style:style>
    <style:style style:name="T40" style:family="text">
      <style:text-properties fo:font-variant="normal" fo:text-transform="none" fo:color="#1f2c4c"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55bbab" style:text-outline="false" style:text-line-through-style="none" style:text-line-through-type="none" style:font-name="Avenir Black" fo:font-size="26pt" fo:font-style="normal" fo:text-shadow="none" style:text-underline-style="none" fo:font-weight="bold" style:letter-kerning="true" fo:background-color="transparent" style:font-name-asian="Noto Sans2" style:font-size-asian="26pt" style:font-style-asian="normal" style:font-weight-asian="bold" style:font-name-complex="Noto Sans2" style:font-size-complex="26pt" style:font-style-complex="normal" style:font-weight-complex="bold" style:text-emphasize="none" style:font-relief="none" style:text-overline-style="none" style:text-overline-color="font-color"/>
    </style:style>
    <style:style style:name="T42"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bold" style:letter-kerning="true" fo:background-color="transparent" style:font-name-asian="Noto Sans2" style:font-size-asian="14pt" style:font-style-asian="normal" style:font-weight-asian="bold" style:font-name-complex="Noto Sans2" style:font-size-complex="14pt" style:font-style-complex="normal" style:font-weight-complex="bold" style:text-emphasize="none" style:font-relief="none" style:text-overline-style="none" style:text-overline-color="font-color"/>
    </style:style>
    <style:style style:name="T43" style:family="text">
      <style:text-properties fo:font-variant="normal" fo:text-transform="none" fo:color="#4b5164" style:text-outline="false" style:text-line-through-style="none" style:text-line-through-type="none" style:font-name="Avenir LT Std3" fo:font-size="14pt" fo:font-style="normal" fo:text-shadow="none" style:text-underline-style="none" fo:font-weight="normal" style:letter-kerning="true" fo:background-color="transparent" style:font-name-asian="Noto Sans2" style:font-size-asian="14pt" style:font-style-asian="normal" style:font-weight-asian="normal" style:font-name-complex="Noto Sans2" style:font-size-complex="14pt" style:font-style-complex="normal" style:font-weight-complex="normal" style:text-emphasize="none" style:font-relief="none" style:text-overline-style="none" style:text-overline-color="font-color"/>
    </style:style>
    <style:style style:name="T44"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bold" style:letter-kerning="true" fo:background-color="transparent" style:font-name-asian="Noto Sans2" style:font-size-asian="14pt" style:font-style-asian="italic" style:font-weight-asian="bold" style:font-name-complex="Noto Sans2" style:font-size-complex="14pt" style:font-style-complex="italic" style:font-weight-complex="bold" style:text-emphasize="none" style:font-relief="none" style:text-overline-style="none" style:text-overline-color="font-color"/>
    </style:style>
    <style:style style:name="T45" style:family="text">
      <style:text-properties fo:font-variant="normal" fo:text-transform="none" fo:color="#4b5164" style:text-outline="false" style:text-line-through-style="none" style:text-line-through-type="none" style:font-name="Avenir LT Std3" fo:font-size="14pt" fo:font-style="italic" fo:text-shadow="none" style:text-underline-style="none" fo:font-weight="normal" style:letter-kerning="true" fo:background-color="transparent" style:font-name-asian="Noto Sans2" style:font-size-asian="14pt" style:font-style-asian="italic" style:font-weight-asian="normal" style:font-name-complex="Noto Sans2" style:font-size-complex="14pt" style:font-style-complex="italic" style:font-weight-complex="normal" style:text-emphasize="none" style:font-relief="none" style:text-overline-style="none" style:text-overline-color="font-color"/>
    </style:style>
    <style:style style:name="T46" style:family="text">
      <style:text-properties fo:color="#f3f4f5" style:font-name="Avenir LT Std3" fo:font-size="18pt"/>
    </style:style>
    <style:style style:name="T47" style:family="text">
      <style:text-properties fo:color="#1f2c4c" style:font-name="Avenir LT Std3" fo:font-size="14pt" style:text-underline-style="solid" style:text-underline-width="auto" style:text-underline-color="font-color" fo:font-weight="normal" style:font-size-asian="14pt" style:font-weight-asian="normal" style:font-size-complex="14pt" style:font-weight-complex="normal"/>
    </style:style>
    <style:style style:name="T48" style:family="text">
      <style:text-properties fo:color="#4b5164" style:font-name="Avenir LT Std3" fo:font-size="14pt" fo:font-style="italic" style:font-size-asian="14pt" style:font-style-asian="italic" style:font-size-complex="14pt" style:font-style-complex="italic"/>
    </style:style>
    <style:style style:name="T49" style:family="text">
      <style:text-properties fo:color="#4b5164" style:font-name="Avenir LT Std3" fo:font-size="14pt" fo:font-style="italic" style:text-underline-style="solid" style:text-underline-width="auto" style:text-underline-color="font-color" style:font-size-asian="14pt" style:font-style-asian="italic" style:font-size-complex="14pt" style:font-style-complex="italic"/>
    </style:style>
    <style:style style:name="T50" style:family="text">
      <style:text-properties fo:color="#7d808a" style:font-name="Avenir LT Std3" fo:font-size="14pt" style:font-size-asian="14pt" style:font-size-complex="14pt"/>
    </style:style>
    <style:style style:name="T51" style:family="text">
      <style:text-properties fo:color="#7d808a" style:font-name="Avenir LT Std3" fo:font-size="14pt" fo:font-weight="bold" style:font-size-asian="14pt" style:font-weight-asian="bold" style:font-size-complex="14pt" style:font-weight-complex="bold"/>
    </style:style>
    <style:style style:name="T52" style:family="text">
      <style:text-properties fo:color="#1f2c4c" style:font-name="Avenir LT Std3" fo:font-weight="bold" style:font-weight-asian="bold" style:font-weight-complex="bold"/>
    </style:style>
    <style:style style:name="T53" style:family="text">
      <style:text-properties fo:color="#800080" style:font-name="FreeMono" fo:font-size="14pt" fo:font-weight="bold" style:font-size-asian="14pt" style:font-weight-asian="bold" style:font-size-complex="14pt" style:font-weight-complex="bold"/>
    </style:style>
    <style:style style:name="T54" style:family="text">
      <style:text-properties fo:color="#4b5164" style:font-name="FreeMono" fo:font-size="14pt" fo:font-weight="bold" style:font-size-asian="14pt" style:font-weight-asian="bold" style:font-size-complex="14pt" style:font-weight-complex="bold"/>
    </style:style>
    <style:style style:name="T55" style:family="text">
      <style:text-properties fo:color="#8b4513" style:font-name="FreeMono" fo:font-size="14pt" fo:font-weight="bold" style:font-size-asian="14pt" style:font-weight-asian="bold" style:font-size-complex="14pt" style:font-weight-complex="bold"/>
    </style:style>
    <style:style style:name="T56" style:family="text">
      <style:text-properties fo:color="#4682b4" style:font-name="FreeMono" fo:font-size="14pt" fo:font-weight="bold" style:font-size-asian="14pt" style:font-weight-asian="bold" style:font-size-complex="14pt" style:font-weight-complex="bold"/>
    </style:style>
    <style:style style:name="T57" style:family="text">
      <style:text-properties fo:color="#7d808a" style:font-name="FreeMono" fo:font-size="14pt" fo:font-weight="bold" style:font-size-asian="14pt" style:font-weight-asian="bold" style:font-size-complex="14pt" style:font-weight-complex="bold"/>
    </style:style>
    <style:style style:name="T58" style:family="text">
      <style:text-properties style:font-name="Avenir Black" fo:font-size="6pt" style:font-size-asian="6pt" style:font-size-complex="6pt"/>
    </style:style>
    <style:style style:name="T59" style:family="text">
      <style:text-properties fo:color="#ffffd7" style:font-name="Avenir Black" fo:font-size="24pt" style:font-size-asian="24pt" style:font-size-complex="24pt"/>
    </style:style>
    <style:style style:name="T60" style:family="text">
      <style:text-properties style:font-name="Avenir LT Std3" fo:font-size="11pt" style:font-size-asian="11pt" style:font-size-complex="11pt"/>
    </style:style>
    <style:style style:name="T61" style:family="text">
      <style:text-properties style:font-name="Avenir LT Std3" fo:font-size="8pt" style:font-size-asian="8pt" style:font-size-complex="8pt"/>
    </style:style>
    <style:style style:name="T62" style:family="text">
      <style:text-properties style:font-name="Avenir LT Std3" fo:font-size="9pt" style:font-size-asian="9pt" style:font-size-complex="9pt"/>
    </style:style>
    <style:style style:name="T63" style:family="text">
      <style:text-properties style:font-name="Avenir LT Std3" fo:font-size="10pt" fo:font-style="italic" style:font-size-asian="10pt" style:font-style-asian="italic" style:font-size-complex="10pt" style:font-style-complex="italic"/>
    </style:style>
    <style:style style:name="T64" style:family="text">
      <style:text-properties style:font-name="Avenir LT Std3" fo:font-size="8pt" fo:font-style="italic" style:font-size-asian="8pt" style:font-style-asian="italic" style:font-size-complex="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18.899cm" svg:height="4.957cm" svg:x="1.05cm" svg:y="1.184cm" presentation:class="title">
          <draw:text-box>
            <text:p><text:span text:style-name="T1">T</text:span><text:span text:style-name="T1">E</text:span><text:span text:style-name="T1">S</text:span><text:span text:style-name="T1">T</text:span></text:p>
          </draw:text-box>
        </draw:frame>
        <draw:frame presentation:style-name="pr2" draw:text-style-name="P4" draw:layer="layout" svg:width="18.899cm" svg:height="17.224cm" svg:x="1.05cm" svg:y="6.948cm" presentation:class="subtitle">
          <draw:text-box>
            <text:p text:style-name="P2"><text:span text:style-name="T2">Police</text:span><text:span text:style-name="T2">s :</text:span></text:p>
            <text:p text:style-name="P2"><text:span text:style-name="T3">Taille </text:span><text:span text:style-name="T3">par </text:span><text:span text:style-name="T3">défaut</text:span><text:span text:style-name="T3"> : 13</text:span></text:p>
            <text:p text:style-name="P2"><text:span text:style-name="T3">Les </text:span><text:span text:style-name="T3">police</text:span><text:span text:style-name="T3">s sont </text:span><text:span text:style-name="T3">par </text:span><text:span text:style-name="T3">défaut </text:span><text:span text:style-name="T3">inclus</text:span><text:span text:style-name="T3">es </text:span><text:span text:style-name="T3">dans </text:span><text:span text:style-name="T3">le </text:span><text:span text:style-name="T3">fichier </text:span><text:span text:style-name="T3">texte. </text:span><text:span text:style-name="T3">Utilisa</text:span><text:span text:style-name="T3">tion </text:span><text:span text:style-name="T3">d’ope</text:span><text:span text:style-name="T3">n </text:span><text:span text:style-name="T3">office </text:span><text:span text:style-name="T3">Impres</text:span><text:span text:style-name="T3">s </text:span><text:span text:style-name="T3">plutôt </text:span><text:span text:style-name="T3">que </text:span><text:span text:style-name="T3">Writer </text:span><text:span text:style-name="T3">juste </text:span><text:span text:style-name="T3">pour </text:span><text:span text:style-name="T3">le </text:span><text:span text:style-name="T3">style</text:span><text:span text:style-name="T4">☻</text:span><text:span text:style-name="T5"><text:line-break/></text:span><text:span text:style-name="T5"/></text:p>
            <text:p text:style-name="P2"><text:span text:style-name="T5">Aveni</text:span><text:span text:style-name="T5">r </text:span><text:span text:style-name="T5">Black </text:span><text:span text:style-name="T5">(GRA</text:span><text:span text:style-name="T5">ND </text:span><text:span text:style-name="T5">TITRE</text:span><text:span text:style-name="T5">)</text:span></text:p>
            <text:p text:style-name="P2"><text:span text:style-name="T3">Avenir </text:span><text:span text:style-name="T3">(par </text:span><text:span text:style-name="T3">défaut</text:span><text:span text:style-name="T3">)</text:span></text:p>
            <text:p text:style-name="P2"><text:span text:style-name="T6">Noto-</text:span><text:span text:style-name="T6">Sans </text:span><text:span text:style-name="T6">(???)</text:span></text:p>
            <text:p text:style-name="P2"><text:span text:style-name="T3"/></text:p>
            <text:p text:style-name="P2"><text:span text:style-name="T3">Conte</text:span><text:span text:style-name="T3">nu </text:span><text:span text:style-name="T3">attend</text:span><text:span text:style-name="T3">u : 5 à </text:span><text:span text:style-name="T3">10 </text:span><text:span text:style-name="T3">pages </text:span><text:span text:style-name="T3">(facile</text:span><text:span text:style-name="T3">ment </text:span><text:span text:style-name="T3">faisabl</text:span><text:span text:style-name="T3">e)</text:span></text:p>
            <text:p text:style-name="P2"><text:span text:style-name="T3">Page </text:span><text:span text:style-name="T3">de </text:span><text:span text:style-name="T3">couve</text:span><text:span text:style-name="T3">rture(1</text:span><text:span text:style-name="T3">), </text:span><text:span text:style-name="T3">index(</text:span><text:span text:style-name="T3">2)</text:span></text:p>
            <text:p text:style-name="P3"><text:span text:style-name="T7">Group</text:span><text:span text:style-name="T7">e, </text:span><text:span text:style-name="T7">Ambia</text:span><text:span text:style-name="T7">nce (3)</text:span></text:p>
            <text:p text:style-name="P3"><text:span text:style-name="T7">Présen</text:span><text:span text:style-name="T7">tation </text:span><text:span text:style-name="T7">du </text:span><text:span text:style-name="T7">projet </text:span><text:span text:style-name="T7">(4+)</text:span></text:p>
            <text:p text:style-name="P2"><text:span text:style-name="T3">Organ</text:span><text:span text:style-name="T3">isation</text:span><text:span text:style-name="T3">, </text:span><text:span text:style-name="T3">Parta</text:span><text:span text:style-name="T3">ge du </text:span><text:span text:style-name="T3">travail </text:span><text:span text:style-name="T3">(6+)</text:span></text:p>
            <text:p text:style-name="P2"><text:span text:style-name="T3">Foncti</text:span><text:span text:style-name="T3">onne</text:span><text:span text:style-name="T3">ment </text:span><text:span text:style-name="T3">du </text:span><text:span text:style-name="T3">projet </text:span><text:span text:style-name="T3">(8-9)</text:span></text:p>
            <text:p text:style-name="P2"><text:span text:style-name="T3">Cahier </text:span><text:span text:style-name="T3">des </text:span><text:span text:style-name="T3">charg</text:span><text:span text:style-name="T3">es, </text:span><text:span text:style-name="T3">Calen</text:span><text:span text:style-name="T3">drier </text:span><text:span text:style-name="T3">(10+)</text:span></text:p>
            <text:p text:style-name="P2"><text:span text:style-name="T3"/></text:p>
            <text:p text:style-name="P2"><text:span text:style-name="T3"/></text:p>
            <text:p text:style-name="P2"><text:span text:style-name="T3">Coule</text:span><text:span text:style-name="T3">urs </text:span><text:span text:style-name="T3">Flat </text:span><text:span text:style-name="T3">Desig</text:span><text:span text:style-name="T3">n : </text:span><text:span text:style-name="T3">Inspiré </text:span><text:span text:style-name="T3">des </text:span><text:span text:style-name="T3">lives </text:span><text:span text:style-name="T3">d’Oct</text:span><text:span text:style-name="T3">o</text:span></text:p>
            <text:p text:style-name="P2"><text:span text:style-name="T3">Fond </text:span><text:span text:style-name="T3">clair : </text:span><text:span text:style-name="T8">Primai</text:span><text:span text:style-name="T8">re </text:span><text:span text:style-name="T8">(55bb</text:span><text:span text:style-name="T8">ab)</text:span><text:span text:style-name="T3"> </text:span><text:span text:style-name="T9">Secon</text:span><text:span text:style-name="T9">daire </text:span><text:span text:style-name="T9">(7bc5</text:span><text:span text:style-name="T9">b8)</text:span><text:span text:style-name="T3"> </text:span><text:span text:style-name="T10">Tertiai</text:span><text:span text:style-name="T10">re </text:span><text:span text:style-name="T10">(a0d2c</text:span><text:span text:style-name="T10">9)</text:span></text:p>
            <text:p text:style-name="P2"><text:span text:style-name="T3">Fond </text:span><text:span text:style-name="T3">noir : </text:span><text:span text:style-name="T11">Primai</text:span><text:span text:style-name="T11">re </text:span><text:span text:style-name="T11">(1f2c4</text:span><text:span text:style-name="T11">c)</text:span><text:span text:style-name="T3"> </text:span><text:span text:style-name="T12">Secon</text:span><text:span text:style-name="T12">daire </text:span><text:span text:style-name="T12">(4b51</text:span><text:span text:style-name="T12">64)</text:span><text:span text:style-name="T3"> </text:span><text:span text:style-name="T13">Tertiai</text:span><text:span text:style-name="T13">re </text:span><text:span text:style-name="T13">(7d80</text:span><text:span text:style-name="T13">8a)</text:span></text:p>
            <text:p text:style-name="P2"><text:span text:style-name="T14">Gris 4 </text:span><text:span text:style-name="T14">(edeef</text:span><text:span text:style-name="T14">0)</text:span><text:span text:style-name="T3"> </text:span><text:span text:style-name="T15">Gris </text:span><text:span text:style-name="T15">5 </text:span><text:span text:style-name="T15">(f3f4f5</text:span><text:span text:style-name="T15">)</text:span><text:span text:style-name="T3"> [Ne </text:span><text:span text:style-name="T3">sera </text:span><text:span text:style-name="T3">proba</text:span><text:span text:style-name="T3">bleme</text:span><text:span text:style-name="T3">nt pas </text:span><text:span text:style-name="T3">utilisé </text:span><text:span text:style-name="T3">car </text:span><text:span text:style-name="T3">trop </text:span><text:span text:style-name="T3">peu </text:span><text:span text:style-name="T3">visible</text:span><text:span text:style-name="T3">]</text:span></text:p>
            <text:p text:style-name="P2"><text:span text:style-name="T3">Écritur</text:span><text:span text:style-name="T3">e : </text:span><text:span text:style-name="T16">Bleu </text:span><text:span text:style-name="T16">(1f2c4</text:span><text:span text:style-name="T16">c)</text:span><text:span text:style-name="T3"> </text:span><text:span text:style-name="T17">Gris </text:span><text:span text:style-name="T17">(4b51</text:span><text:span text:style-name="T17">64)</text:span></text:p>
            <text:p text:style-name="P2"><text:span text:style-name="T3">Le </text:span><text:span text:style-name="T3">blanc </text:span><text:span text:style-name="T3">reste </text:span><text:span text:style-name="T3">blanc </text:span><text:span text:style-name="T3">:shrug</text:span><text:span text:style-name="T3">:</text:span></text:p>
            <text:p text:style-name="P2"><text:span text:style-name="T3"/></text:p>
            <text:p text:style-name="P2"><text:span text:style-name="T3"/></text:p>
            <text:p text:style-name="P2"><text:span text:style-name="T3"/></text:p>
          </draw:text-box>
        </draw:frame>
        <presentation:notes draw:style-name="dp2">
          <draw:page-thumbnail draw:style-name="gr1"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3" draw:master-page-name="Standard" presentation:presentation-page-layout-name="AL2T3">
        <draw:custom-shape draw:style-name="gr2" draw:text-style-name="P6" draw:layer="layout" svg:width="21.2cm" svg:height="27cm" svg:x="1.901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7" draw:layer="layout" svg:width="17.949cm" svg:height="2.216cm" svg:x="3.9cm" svg:y="2.884cm" presentation:class="title" presentation:user-transformed="true">
          <draw:text-box>
            <text:p text:style-name="P2"><text:span text:style-name="T18">I</text:span><text:span text:style-name="T18">N</text:span><text:span text:style-name="T18">D</text:span><text:span text:style-name="T18">E</text:span><text:span text:style-name="T18">X</text:span></text:p>
          </draw:text-box>
        </draw:frame>
        <draw:frame presentation:style-name="pr5" draw:text-style-name="P10" draw:layer="layout" svg:width="9.222cm" svg:height="22.7cm" svg:x="3.8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1.9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7" draw:text-style-name="P15" draw:layer="layout" svg:x1="1cm" svg:y1="0.8cm" svg:x2="21cm" svg:y2="0.8cm">
            <text:p/>
          </draw:line>
          <draw:line draw:style-name="gr8" draw:text-style-name="P15" draw:layer="layout" svg:x1="21cm" svg:y1="0.7cm" svg:x2="1cm" svg:y2="0.7cm">
            <text:p/>
          </draw:line>
        </draw:g>
        <draw:frame draw:style-name="gr9" draw:text-style-name="P16" draw:layer="layout" svg:width="5.4cm" svg:height="1.4cm" svg:x="1cm" svg:y="0cm">
          <draw:text-box>
            <text:p><text:span text:style-name="T26">Display </text:span><text:span text:style-name="T26">Panel </text:span><text:span text:style-name="T26">Project </text:span><text:span text:style-name="T27">›</text:span><text:span text:style-name="T26"> </text:span><text:span text:style-name="T26">Index</text:span></text:p>
          </draw:text-box>
        </draw:frame>
        <presentation:notes draw:style-name="dp2">
          <draw:page-thumbnail draw:style-name="gr1" draw:layer="layout" svg:width="19.798cm" svg:height="11.136cm" svg:x="0.6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Standard" presentation:presentation-page-layout-name="AL2T3">
        <draw:custom-shape draw:style-name="gr2" draw:text-style-name="P6" draw:layer="layout" svg:width="21.2cm" svg:height="27cm" svg:x="-1.7cm" svg:y="1.6cm">
          <text:p/>
          <draw:enhanced-geometry svg:viewBox="0 0 21600 21600" draw:path-stretchpoint-x="10800" draw:path-stretchpoint-y="10800" draw:text-areas="?f3 ?f4 ?f5 ?f6" draw:type="round-rectangle" draw:modifiers="1220.897419600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text-style-name="P17" draw:layer="layout" svg:width="17.949cm" svg:height="2.216cm" svg:x="2cm" svg:y="2.884cm" presentation:class="title" presentation:user-transformed="true">
          <draw:text-box>
            <text:p text:style-name="P2"><text:span text:style-name="T28">À </text:span><text:span text:style-name="T28">p</text:span><text:span text:style-name="T28">r</text:span><text:span text:style-name="T28">o</text:span><text:span text:style-name="T28">p</text:span><text:span text:style-name="T28">o</text:span><text:span text:style-name="T28">s</text:span></text:p>
          </draw:text-box>
        </draw:frame>
        <draw:frame presentation:style-name="pr7" draw:text-style-name="P20" draw:layer="layout" svg:width="9.222cm" svg:height="9.3cm" svg:x="1.95cm" svg:y="5.5cm" presentation:class="outline" presentation:user-transformed="true">
          <draw:text-box>
            <text:p text:style-name="P18"><text:span text:style-name="T19">⌾</text:span><text:span text:style-name="T20"> </text:span><text:span text:style-name="T20">C’est quoi notre projet ?</text:span></text:p>
            <text:p text:style-name="P19"><text:span text:style-name="T22"/></text:p>
            <text:p text:style-name="P19"><text:span text:style-name="T22">Il s’agit d’un panneau d’affichage d’informations pour un établissement scolaire, que l’on pourrait par exemple utiliser dans le hall du lycée afin de donner des nouvelles de la semaine aux élèves ou étudiants.</text:span></text:p>
            <text:p text:style-name="P19"><text:span text:style-name="T22"/></text:p>
            <text:p text:style-name="P19"><text:span text:style-name="T23">Il est composé d’une page d’affichage (celle ouverte sur l’écran du hall) ainsi qu’une page d’administration pour aider à la publication d’informations. Il a été conçu pour faire des modifications facilement et offrir une certaine liberté sur la personnalisation. Nous expliquons son fonctionnement sur son chapitre dédié, situé à la page XX.</text:span></text:p>
            <text:p text:style-name="P19"><text:span text:style-name="T24"/></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20cm" svg:y="14.269cm">
          <draw:text-box>
            <text:p text:style-name="P13"><text:span text:style-name="T25"><text:page-number>&lt;numéro&gt;</text:page-number></text:span></text:p>
          </draw:text-box>
        </draw:frame>
        <draw:polygon draw:style-name="gr10" draw:text-style-name="P12" draw:layer="layout" svg:width="1.399cm" svg:height="1.399cm" svg:x="2.2cm" svg:y="18.9cm" svg:viewBox="0 0 1400 1400" draw:points="0,1400 0,1000 0,0 400,0 400,1000 1400,1000 1400,1400 400,1400">
          <text:p/>
        </draw:polygon>
        <draw:polygon draw:style-name="gr10" draw:text-style-name="P12" draw:layer="layout" svg:width="1.399cm" svg:height="1.399cm" svg:x="8.2cm" svg:y="15.4cm" svg:viewBox="0 0 1400 1400" draw:points="1400,0 1400,400 1400,1400 1000,1400 1000,400 0,400 0,0 1000,0">
          <text:p/>
        </draw:polygon>
        <draw:g>
          <draw:line draw:style-name="gr11" draw:text-style-name="P21" draw:layer="layout" svg:x1="1cm" svg:y1="0.8cm" svg:x2="21cm" svg:y2="0.8cm">
            <text:p/>
          </draw:line>
          <draw:line draw:style-name="gr12" draw:text-style-name="P21" draw:layer="layout" svg:x1="21cm" svg:y1="0.7cm" svg:x2="1cm" svg:y2="0.7cm">
            <text:p/>
          </draw:line>
        </draw:g>
        <draw:frame draw:style-name="gr9" draw:text-style-name="P16" draw:layer="layout" svg:width="5.8cm" svg:height="1.4cm" svg:x="1cm" svg:y="0cm">
          <draw:text-box>
            <text:p><text:span text:style-name="T26">Display </text:span><text:span text:style-name="T26">Panel </text:span><text:span text:style-name="T26">Project </text:span><text:span text:style-name="T27">›</text:span><text:span text:style-name="T26"> </text:span><text:span text:style-name="T26">À </text:span><text:span text:style-name="T26">propos</text:span></text:p>
          </draw:text-box>
        </draw:frame>
        <draw:polygon draw:style-name="gr10" draw:text-style-name="P12" draw:layer="layout" svg:width="1.399cm" svg:height="1.399cm" draw:transform="rotate (-3.14159265358979) translate (19.1cm 16.8cm)" svg:viewBox="0 0 1400 1400" draw:points="0,1400 0,1000 0,0 400,0 400,1000 1400,1000 1400,1400 400,1400">
          <text:p/>
        </draw:polygon>
        <draw:polygon draw:style-name="gr10" draw:text-style-name="P12" draw:layer="layout" svg:width="1.399cm" svg:height="1.399cm" draw:transform="rotate (-3.14159265358979) translate (13.1cm 20.3cm)" svg:viewBox="0 0 1400 1400" draw:points="1400,0 1400,400 1400,1400 1000,1400 1000,400 0,400 0,0 1000,0">
          <text:p/>
        </draw:polygon>
        <draw:polygon draw:style-name="gr10" draw:text-style-name="P12" draw:layer="layout" svg:width="1.399cm" svg:height="1.399cm" svg:x="2cm" svg:y="27cm" svg:viewBox="0 0 1400 1400" draw:points="0,1400 0,1000 0,0 400,0 400,1000 1400,1000 1400,1400 400,1400">
          <text:p/>
        </draw:polygon>
        <draw:polygon draw:style-name="gr10" draw:text-style-name="P12" draw:layer="layout" svg:width="1.399cm" svg:height="1.399cm" svg:x="12.6cm" svg:y="21cm" svg:viewBox="0 0 1400 1400" draw:points="1400,0 1400,400 1400,1400 1000,1400 1000,400 0,400 0,0 1000,0">
          <text:p/>
        </draw:polygon>
        <draw:frame presentation:style-name="pr8" draw:text-style-name="P20" draw:layer="layout" svg:width="7.05cm" svg:height="9.3cm" svg:x="12.1cm" svg:y="5.4cm" presentation:class="outline" presentation:user-transformed="true">
          <draw:text-box>
            <text:p text:style-name="P18"><text:span text:style-name="T19">⌾</text:span><text:span text:style-name="T20"> </text:span><text:span text:style-name="T20">L’idée ?</text:span></text:p>
            <text:p text:style-name="P19"><text:span text:style-name="T22"/></text:p>
            <text:p text:style-name="P19"><text:span text:style-name="T22">Le projet d’ISN devait être le plus simple possible, et nous avons essayé de chercher en plus une idée banale mais qui pouvait se montrer bien plus complète qu’il ne le paraît !</text:span></text:p>
            <text:p text:style-name="P19"><text:span text:style-name="T22"/></text:p>
            <text:p text:style-name="P19"><text:span text:style-name="T23">Nous avons remarqué que les panneaux d’affichage de trains étaient codés par une page web. Le panneau du hall de notre lycée étant un peu limité, nous avons voulu lui donner une petite amélioration tout en reposant sur les langages web. Explication page suivante !</text:span></text:p>
            <text:p text:style-name="P19"><text:span text:style-name="T24"/></text:p>
          </draw:text-box>
        </draw:frame>
        <draw:custom-shape draw:style-name="gr13" draw:text-style-name="P23" draw:layer="layout" svg:width="5cm" svg:height="5.1cm" svg:x="14.4cm" svg:y="20.8cm">
          <text:p text:style-name="P22"><text:span text:style-name="T29">1. La page d’édition</text:span></text:p>
          <text:p text:style-name="P22"><text:span text:style-name="T29">d’articles</text:span></text:p>
          <text:p text:style-name="P22"><text:span text:style-name="T29"><text:line-break/></text:span><text:span text:style-name="T29">2. La page de gestion</text:span></text:p>
          <text:p text:style-name="P22"><text:span text:style-name="T29">des comptes</text:span></text:p>
          <text:p text:style-name="P22"><text:span text:style-name="T29"/></text:p>
          <text:p text:style-name="P22"><text:span text:style-name="T29">3. La page d’accueil,</text:span></text:p>
          <text:p text:style-name="P22"><text:span text:style-name="T29">celle qui pourrait</text:span></text:p>
          <text:p text:style-name="P22"><text:span text:style-name="T29">être potentiellement</text:span></text:p>
          <text:p text:style-name="P22"><text:span text:style-name="T29">affichée dans le hall</text:span></text:p>
          <draw:enhanced-geometry svg:viewBox="0 0 21600 21600" draw:path-stretchpoint-x="10800" draw:path-stretchpoint-y="10800" draw:text-areas="?f3 ?f4 ?f5 ?f6" draw:type="round-rectangle" draw:modifiers="1265.5068986202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1" draw:layer="layout" svg:width="19.798cm" svg:height="11.136cm" svg:x="0.6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É</text:span><text:span text:style-name="T18">Q</text:span><text:span text:style-name="T18">U</text:span><text:span text:style-name="T18">IP</text:span><text:span text:style-name="T18">E </text:span><text:span text:style-name="T18">E</text:span><text:span text:style-name="T18">T </text:span><text:span text:style-name="T18">O</text:span><text:span text:style-name="T18">U</text:span><text:span text:style-name="T18">TI</text:span><text:span text:style-name="T18">L</text:span><text:span text:style-name="T18">S</text:span></text:p>
          </draw:text-box>
        </draw:frame>
        <draw:frame presentation:style-name="pr9" draw:text-style-name="P10" draw:layer="layout" svg:width="9.222cm" svg:height="5.7cm" svg:x="1.95cm" svg:y="5.5cm" presentation:class="outline" presentation:user-transformed="true">
          <draw:text-box>
            <text:p text:style-name="P8"><text:span text:style-name="T19">⌾</text:span><text:span text:style-name="T20"> </text:span><text:span text:style-name="T20">Notre équipe</text:span></text:p>
            <text:p text:style-name="P9"><text:span text:style-name="T22"/></text:p>
            <text:p text:style-name="P9"><text:span text:style-name="T22">Nous avons été trois à faire le projet. Nous nous présentons ici simplement en répondant aux questions ci-contre.</text:span></text:p>
            <text:p text:style-name="P24"><text:span text:style-name="T22"/></text:p>
            <text:p text:style-name="P9"><text:span text:style-name="T23">Nous aurons nos propres pages dédiées qui en diront plus sur nous, notre ressenti et notre avis sur le projet.</text:span></text:p>
          </draw:text-box>
        </draw:frame>
        <draw:frame presentation:style-name="pr10" draw:text-style-name="P10" draw:layer="layout" svg:width="9.222cm" svg:height="22.714cm" svg:x="11.45cm" svg:y="5.486cm" presentation:class="outline" presentation:user-transformed="true">
          <draw:text-box>
            <text:p text:style-name="P8"><text:span text:style-name="T19">⌾</text:span><text:span text:style-name="T20"> </text:span><text:span text:style-name="T20">Les questions de présentations</text:span></text:p>
            <text:p text:style-name="P9"><text:span text:style-name="T30">1.</text:span><text:span text:style-name="T23"> Qui est-tu ? Quel est le domaine que tu maîtrises le mieux en informatique ?</text:span></text:p>
            <text:p text:style-name="P9"><text:span text:style-name="T30">2.</text:span><text:span text:style-name="T23"> Quelle utilisation fais-tu avec l’informatique ?</text:span></text:p>
            <text:p text:style-name="P9"><text:span text:style-name="T30">3.</text:span><text:span text:style-name="T23"> Que voudrais-tu faire plus tard ?</text:span></text:p>
            <text:p text:style-name="P9"><text:span text:style-name="T30">4.</text:span><text:span text:style-name="T23"> Que penses-tu du projet ?</text:span></text:p>
            <text:p text:style-name="P9"/>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14" draw:layer="layout" svg:width="1cm" svg:height="0.962cm" svg:x="0cm" svg:y="14.269cm">
          <draw:text-box>
            <text:p text:style-name="P13"><text:span text:style-name="T25"><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text:span><text:span text:style-name="T31">Panel </text:span><text:span text:style-name="T31">Project </text:span><text:span text:style-name="T32">›</text:span><text:span text:style-name="T31"> </text:span><text:span text:style-name="T31">Équipe </text:span><text:span text:style-name="T31">et outils</text:span></text:p>
          </draw:text-box>
        </draw:frame>
        <presentation:notes draw:style-name="dp2">
          <draw:page-thumbnail draw:style-name="gr1" draw:layer="layout" svg:width="19.798cm" svg:height="11.136cm" svg:x="0.6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3">
        <draw:frame presentation:style-name="pr11" draw:text-style-name="P20" draw:layer="layout" svg:width="9.222cm" svg:height="27.2cm" svg:x="0.65cm" svg:y="1.6cm" presentation:class="outline" presentation:user-transformed="true">
          <draw:text-box>
            <text:p text:style-name="P27"><text:span text:style-name="T33">⌾</text:span><text:span text:style-name="T34"> </text:span><text:span text:style-name="T34">Les langages de programmation utilisés</text:span></text:p>
            <text:p text:style-name="P28"><text:span text:style-name="T35"/></text:p>
            <text:p text:style-name="P29"><text:span text:style-name="T35">Nous avons utilisé les langages web basiques : HTML 5, CSS 3 et PHP 7 avec MySQL. Nous avons aussi ajouté un peu de JavaScript (de manière très modérée) côté client.</text:span></text:p>
            <text:p text:style-name="P29"><text:span text:style-name="T35"/></text:p>
            <text:p text:style-name="P29"><text:span text:style-name="T36">De nos jours, les langages web sont partout. À la fois dans les sites internets, ils sont maintenant sous forme d’appli-cations natives sans que nous le remarquions vraiment (citons l’éditeur de texte Atom, la messagerie Discord ou l’excellent jeu CrossCode, ainsi que le fameux panneau d’affichage du RER D...) et il y a une raison : les navigateurs web sont de nos jour truffés de superbes éléments pour la création de logiciels. Contrairement à pygame, faire une interface graphique en langage web est beaucoup plus rapide et efficace : plus besoin de coder le moteur de rendu, juste dire au navigateur que l’on veut en affichage en ayant au préalable travaillé sur le traitement de la page au niveau serveur (« back-end »). Tant que nous parlons de serveur, le langage PHP est plutôt facile à apprendre pour les débutants tout en restant accessible. Il est aujourd'hui aisé de trouver un hébergement PHP gratuit (ou même « libre ») pour commencer.</text:span></text:p>
            <text:p text:style-name="P30"><text:span text:style-name="T33">⌾</text:span><text:span text:style-name="T34"> </text:span><text:span text:style-name="T34">Les outils supplémentaires</text:span></text:p>
            <text:p text:style-name="P29"><text:span text:style-name="T35"/></text:p>
            <text:p text:style-name="P29"><text:span text:style-name="T35">Mis à part l’installation d’un serveur web, nous avons aussi utilisé d’autres outils :</text:span></text:p>
            <text:p text:style-name="P29"><text:span text:style-name="T35"/></text:p>
            <text:p text:style-name="P29"><text:span text:style-name="T37">1.</text:span><text:span text:style-name="T36"> </text:span><text:span text:style-name="T38">Git </text:span><text:span text:style-name="T36">: Cet outil de versionnage est un incontournable dans la programmation. </text:span></text:p>
            <text:p text:style-name="P29"><text:span text:style-name="T36">Nous l’avons au départ choisi afin d’avoir un historique des changements et pouvoir «remonter dans le temps» au cas</text:span></text:p>
          </draw:text-box>
        </draw:frame>
        <draw:frame presentation:style-name="pr12" draw:text-style-name="P33" draw:layer="layout" svg:width="9.222cm" svg:height="30.8cm" svg:x="10.15cm" svg:y="1.6cm" presentation:class="outline" presentation:user-transformed="true">
          <draw:text-box>
            <text:p text:style-name="P31"><text:span text:style-name="T36">où on aurait besoin de faire des captures d’écrans, de voir ce qui a causé un bug… Couplé à Github, il s’est finalement relevé très utile durant le confinement du Coronavirus de 2020 ainsi que pour la création de notre cahier des charges.</text:span></text:p>
            <text:p text:style-name="P32"><text:span text:style-name="T30">2.</text:span><text:span text:style-name="T23"> </text:span><text:span text:style-name="T39">Atom </text:span><text:span text:style-name="T23">: Cet éditeur de texte créé par Github est facilement customisable par des extensions (tel que teletype pour collaborer en temps réel) et a l’avantage d’inclure par défaut git : on installe un seul logiciel pour le prix de deux !</text:span></text:p>
            <text:p text:style-name="P32"><text:span text:style-name="T30">3.</text:span><text:span text:style-name="T23"> </text:span><text:span text:style-name="T39">Libre Office Impress</text:span><text:span text:style-name="T23"> : Contrairement à Writer, Impress laisse plus de liberté sur la mise en forme d’un document texte, en particulier pour ajouter des formes et du texte un peu partout sur la page. Réglé sur des diapos de taille A4, il est possible d’imprimer : la preuve est devant vos yeux.</text:span></text:p>
            <text:p text:style-name="P32"><text:span text:style-name="T23"/></text:p>
            <text:p text:style-name="P32"><text:span text:style-name="T33">⌾</text:span><text:span text:style-name="T34"> </text:span><text:span text:style-name="T34">Les ressources supplémentaires :</text:span></text:p>
            <text:p text:style-name="P32"><text:span text:style-name="T40">Le texte c’est utile. Nous avons utilisé :</text:span></text:p>
            <text:p text:style-name="P32"><text:span text:style-name="T41">1.</text:span><text:span text:style-name="T42"> La documentation PHP </text:span><text:span text:style-name="T43">: La référence ultime, téléchargée hors ligne au besoin.</text:span></text:p>
            <text:p text:style-name="P32"><text:span text:style-name="T41">2.</text:span><text:span text:style-name="T42"> Culture Code </text:span><text:span text:style-name="T44">de OCTO</text:span><text:span text:style-name="T42"> :</text:span><text:span text:style-name="T43"> Ce live a été offert à Logan. Il était très joli et on s’en est servi de base pour le design du dossier. Mais il est aussi rempli de méthodes de gestion de projets et nous les avons un peu essayé. Logan donnera son avis dessus.</text:span></text:p>
            <text:p text:style-name="P32"><text:span text:style-name="T41">3.</text:span><text:span text:style-name="T42"> Google : </text:span><text:span text:style-name="T43">Nous avons appris que la programmation, c’est 10 % d’écriture, 20 % d’erreurs, et 70 % de recherche google pour trouver la solution à l’erreur… Mais pas d’inquiétude, on a écrit notre code nous même ! <text:s/></text:span><text:span text:style-name="T45">En parlant de meme, nous en avons ajouté un dans la dernière page de l’annexe...</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4" draw:layer="layout" svg:width="1cm" svg:height="0.962cm" svg:x="20cm" svg:y="14.269cm">
          <draw:text-box>
            <text:p text:style-name="P2"><text:span text:style-name="T46"><text:page-number>&lt;numéro&gt;</text:page-number></text:span></text:p>
          </draw:text-box>
        </draw:fram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5" presentation:class="page"/>
          <draw:frame presentation:style-name="pr6" draw:text-style-name="P35"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F</text:span><text:span text:style-name="T18">O</text:span><text:span text:style-name="T18">N</text:span><text:span text:style-name="T18">C</text:span><text:span text:style-name="T18">TI</text:span><text:span text:style-name="T18">O</text:span><text:span text:style-name="T18">N</text:span><text:span text:style-name="T18">N</text:span><text:span text:style-name="T18">E</text:span><text:span text:style-name="T18">M</text:span><text:span text:style-name="T18">E</text:span><text:span text:style-name="T18">N</text:span><text:span text:style-name="T18">T</text:span></text:p>
          </draw:text-box>
        </draw:frame>
        <draw:frame presentation:style-name="pr13" draw:text-style-name="P33" draw:layer="layout" svg:width="9.222cm" svg:height="22.7cm" svg:x="1.95cm" svg:y="5.5cm" presentation:class="outline" presentation:user-transformed="true">
          <draw:text-box>
            <text:p text:style-name="P31"><text:span text:style-name="T19">⌾</text:span><text:span text:style-name="T20"> </text:span><text:span text:style-name="T20">Quelles sont les grandes lignes du programme</text:span></text:p>
            <text:p text:style-name="P32"><text:span text:style-name="T22"/></text:p>
            <text:p text:style-name="P32"><text:span text:style-name="T22">La structure du programme est en fait définie dans l’arborescence, et elle est plutôt simple…</text:span></text:p>
            <text:p text:style-name="P32"><text:span text:style-name="T22">Il y a une section pour l’affichage du panneau, et une section pour la gestion. Il y a aussi une section « invisible » qui est la partie stockage.</text:span></text:p>
            <text:p text:style-name="P32"><text:span text:style-name="T22">La section gestion est elle-même coupée en deux parties : la gestion des news et la gestion des comptes (utilisée par les absences de professeurs et anniversaires).</text:span></text:p>
            <text:p text:style-name="P32"><text:span text:style-name="T22"/></text:p>
            <text:p text:style-name="P32"><text:span text:style-name="T47">Notons que ce chapitre n’explique pas notre démarche et méthode : il rends compte du fonctionnement théorique choisi au départ. Il y a eu des changements entre ce compte rendu et le fonctionnement final (expliqués dans les parties liées à la démarche et erreurs rencontrées).</text:span></text:p>
            <text:p text:style-name="P32"><text:span text:style-name="T22"/></text:p>
            <text:p text:style-name="P32"><text:span text:style-name="T19">⌾</text:span><text:span text:style-name="T20"> </text:span><text:span text:style-name="T20">La partie stockage</text:span></text:p>
            <text:p text:style-name="P32"><text:span text:style-name="T23">Nous avons choisi de stocker les comptes dans une base de données et les articles dans des fichiers tels quels.</text:span></text:p>
            <text:p text:style-name="P32"><text:span text:style-name="T23"/></text:p>
            <text:p text:style-name="P32"><text:span text:style-name="T23">Logiquement, les comptes sont stockés dans la table intitulée «</text:span><text:span text:style-name="T48"> accounts </text:span><text:span text:style-name="T23">», ce qui fait que notre base de données </text:span><text:span text:style-name="T49">(sera abrégée db pour database tout au long du reste du dossier)</text:span><text:span text:style-name="T23"> ne contient qu’une table.</text:span></text:p>
            <text:p text:style-name="P32"><text:span text:style-name="T23">Celle-ci contient les colonnes pour le nom, l’anniversaire qui pourrait être affiché à l’écran et une valeur booléenne </text:span></text:p>
            <text:p text:style-name="P32"><text:span text:style-name="T23"/></text:p>
            <text:p text:style-name="P32"><text:span text:style-name="T23"/></text:p>
          </draw:text-box>
        </draw:frame>
        <draw:frame presentation:style-name="pr14" draw:text-style-name="P20" draw:layer="layout" svg:width="9.222cm" svg:height="22.714cm" svg:x="11.45cm" svg:y="5.486cm" presentation:class="outline" presentation:user-transformed="true">
          <draw:text-box>
            <text:p text:style-name="P18"><text:span text:style-name="T50">qui détermine si la personne est présente ou absente (ne sera utilisé que sur les professeurs).</text:span></text:p>
            <text:p text:style-name="P19"><text:span text:style-name="T50">Ainsi, l’affichage des anniversaires sur le panneau sera automatique, ce qui épargnera un peu de temps à l’admin.</text:span></text:p>
            <text:p text:style-name="P19"><text:span text:style-name="T22"/></text:p>
            <text:p text:style-name="P19"><text:span text:style-name="T19">⌾</text:span><text:span text:style-name="T20"> </text:span><text:span text:style-name="T20">Partie affichage</text:span></text:p>
            <text:p text:style-name="P19"><text:span text:style-name="T22"/></text:p>
            <text:p text:style-name="P36"><text:span text:style-name="T50">Au tout début du projet, la première démarche a été de faire des schémas de la partie affichage pour ensuite déduire ce qu’il faudra faire sur les autres parties.</text:span></text:p>
            <text:p text:style-name="P36"><text:span text:style-name="T50">En plus d’avoir l’heure, de la date et des news, nous avons voulu afficher en plus les anniversaires des personnes, les professeurs absents et éventuellement la particularité du jour (si c’est la journée internationale des câlins par exemple) si le temps nous le permet.</text:span></text:p>
            <text:p text:style-name="P36"><text:span text:style-name="T50"/></text:p>
            <text:p text:style-name="P36"><text:span text:style-name="T50">Pour cela, le programme devrait récupérer </text:span><text:span text:style-name="T51">l’heure</text:span><text:span text:style-name="T50"> locale et utiliser du javascript pour mettre à jour l’heure. Ou bien de recharger la page toutes les minutes automatiquement.</text:span></text:p>
            <text:p text:style-name="P36"><text:span text:style-name="T50">Pour les </text:span><text:span text:style-name="T51">anniversaires</text:span><text:span text:style-name="T50">, il suffirait de sélectionner avec la db les personnes qui auraient dans le champ « date d’anni-versaire » la même date qu’aujourd’hui.</text:span></text:p>
            <text:p text:style-name="P36"><text:span text:style-name="T50">Pour les </text:span><text:span text:style-name="T51">profs absents</text:span><text:span text:style-name="T50">, sélectionner les comptes dans la db qui possèdent la valeur « est prof » et « est absent ».</text:span></text:p>
            <text:p text:style-name="P36"><text:span text:style-name="T50">Si la fonction de la </text:span><text:span text:style-name="T51">particularité du jour</text:span><text:span text:style-name="T50"> est envisagée, alors on pourrait utiliser une base de données, ou un tableau php de 365 valeur et sélectionner celle qui correspond au bon jour.</text:span></text:p>
            <text:p text:style-name="P36"><text:span text:style-name="T50">Enfin, pour les </text:span><text:span text:style-name="T51">articles</text:span><text:span text:style-name="T50">, tous les afficher et se débrouiller pour faire des transitions à intervalle régulier. Ou alors, si l’option recharger la page toutes les minutes est choisie, on pourrait faire en sorte d’afficher une page différente à chaque chargement de pages.</text:span></text:p>
            <text:p text:style-name="P19"><text:span text:style-name="T22"/></text:p>
            <text:p text:style-name="P19"><text:span text:style-name="T52"/></text:p>
            <text:p text:style-name="P1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7" draw:layer="layout" svg:width="1cm" svg:height="0.962cm" svg:x="0cm" svg:y="14.269cm">
          <draw:text-box>
            <text:p text:style-name="P13"><text:span text:style-name="T46"><text:page-number>&lt;numéro&gt;</text:page-number></text:span></text:p>
          </draw:text-box>
        </draw:fram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text:span><text:span text:style-name="T31">Panel </text:span><text:span text:style-name="T31">Project </text:span><text:span text:style-name="T32">›</text:span><text:span text:style-name="T31"> </text:span><text:span text:style-name="T31">Titre du </text:span><text:span text:style-name="T31">chapitre</text:span></text:p>
          </draw:text-box>
        </draw:frame>
        <presentation:notes draw:style-name="dp2">
          <draw:page-thumbnail draw:style-name="gr1" draw:layer="layout" svg:width="19.798cm" svg:height="11.136cm" svg:x="0.6cm" svg:y="2.257cm" draw:page-number="6" presentation:class="page"/>
          <draw:frame presentation:style-name="pr6" draw:text-style-name="P35"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3">
        <draw:custom-shape draw:style-name="gr18" draw:text-style-name="P6" draw:layer="layout" svg:width="18.6cm" svg:height="11cm" svg:x="0.6cm" svg:y="18cm">
          <text:p/>
          <draw:enhanced-geometry svg:viewBox="0 0 21600 21600" draw:type="rectangle" draw:enhanced-path="M 0 0 L 21600 0 21600 21600 0 21600 0 0 Z N"/>
        </draw:custom-shape>
        <draw:frame presentation:style-name="pr15" draw:text-style-name="P10" draw:layer="layout" svg:width="9.222cm" svg:height="26.6cm" svg:x="0.65cm" svg:y="1.6cm" presentation:class="outline" presentation:user-transformed="true">
          <draw:text-box>
            <text:p text:style-name="P8"><text:span text:style-name="T19">⌾</text:span><text:span text:style-name="T20"> </text:span><text:span text:style-name="T20">Partie gestion des articles</text:span></text:p>
            <text:p text:style-name="P9"><text:span text:style-name="T23"/></text:p>
            <text:p text:style-name="P19"><text:span text:style-name="T23">Nous avons choisi d’utiliser des fichiers </text:span><text:span text:style-name="T23">texte pour le stockage des articles, sans </text:span><text:span text:style-name="T23">doute parce-que cela est plus simple.</text:span></text:p>
            <text:p text:style-name="P19"><text:span text:style-name="T23"/></text:p>
            <text:p text:style-name="P19"><text:span text:style-name="T23">Nous avons réfléchi à une page listant </text:span><text:span text:style-name="T23">tous les articles (et qui permet de les </text:span><text:span text:style-name="T23">supprimer ou d’en ajouter de </text:span><text:span text:style-name="T23">nouveaux), et une page pour éditer le </text:span><text:span text:style-name="T23">contenu des articles.</text:span></text:p>
            <text:p text:style-name="P19"><text:span text:style-name="T23"/></text:p>
            <text:p text:style-name="P19"><text:span text:style-name="T23">La page d’édition serait une simple </text:span><text:span text:style-name="T23">zone de texte, où elle récupérerait le </text:span><text:span text:style-name="T23">nom de l’article en paramètre GET et </text:span><text:span text:style-name="T23">modifierai directement le fichier au clic </text:span><text:span text:style-name="T23">du bouton de sauvegarde.</text:span></text:p>
            <text:p text:style-name="P19"><text:span text:style-name="T23">Nous envisageons peut être de le </text:span><text:span text:style-name="T23">remplacer par un éditeur WYSIWYG </text:span><text:span text:style-name="T23">(what you see is what you get, un </text:span><text:span text:style-name="T23">éditeur de style en temps réel) mais est-</text:span><text:span text:style-name="T23">ce que cela vaut vraiment le coût, </text:span><text:span text:style-name="T23">sachant que nous avons peu de temps.</text:span></text:p>
            <text:p text:style-name="P19"><text:span text:style-name="T23">En effet, il sera possible d’ajouter dans </text:span><text:span text:style-name="T23">l’article du code HTML pour afficher des </text:span><text:span text:style-name="T23">styles spéciaux et laisser plus de </text:span><text:span text:style-name="T23">personnalisation à l’administrateur.</text:span></text:p>
            <text:p text:style-name="P19"><text:span text:style-name="T23"/></text:p>
            <text:p text:style-name="P19"><text:span text:style-name="T23">Nous avons aussi réfléchi à la possibilité </text:span><text:span text:style-name="T23">d’ajouter des images de fond ou </text:span><text:span text:style-name="T23">directement dans l’article, mais là </text:span><text:span text:style-name="T23">encore, que si le temps nous le permet.</text:span></text:p>
            <text:p text:style-name="P9"><text:span text:style-name="T24"/></text:p>
          </draw:text-box>
        </draw:frame>
        <draw:frame presentation:style-name="pr16" draw:text-style-name="P10" draw:layer="layout" svg:width="9.222cm" svg:height="26.6cm" svg:x="10.15cm" svg:y="1.8cm" presentation:class="outline" presentation:user-transformed="true">
          <draw:text-box>
            <text:p text:style-name="P8"><text:span text:style-name="T19">⌾</text:span><text:span text:style-name="T20"> </text:span><text:span text:style-name="T20">Partie gestion des comptes</text:span></text:p>
            <text:p text:style-name="P9"><text:span text:style-name="T23"/></text:p>
            <text:p text:style-name="P9"><text:span text:style-name="T23">Les comptes sont stockés dans une base </text:span><text:span text:style-name="T23">de données. Nous avons alors choisi </text:span><text:span text:style-name="T23">une page pour afficher tous les comptes, </text:span><text:span text:style-name="T23">une pour créer des comptes, et une </text:span><text:span text:style-name="T23">pour modifier leurs statut.</text:span></text:p>
            <text:p text:style-name="P9"><text:span text:style-name="T23"/></text:p>
            <text:p text:style-name="P9"><text:span text:style-name="T23">La page d’édition est exactement </text:span><text:span text:style-name="T23">comme la page de création sauf qu’elle </text:span><text:span text:style-name="T23">modifie les valeurs de la base de </text:span><text:span text:style-name="T23">données au lieu de supprimer.</text:span></text:p>
            <text:p text:style-name="P9"><text:span text:style-name="T23">La liste des comptes permet de modifier </text:span><text:span text:style-name="T23">rapidement si la personne est absente </text:span><text:span text:style-name="T23">ou pas, car il s’agit de la seule valeur à </text:span><text:span text:style-name="T23">modifier tous les jours.</text:span></text:p>
            <text:p text:style-name="P9"><text:span text:style-name="T23"/></text:p>
            <text:p text:style-name="P9"><text:span text:style-name="T19">⌾</text:span><text:span text:style-name="T20"> </text:span><text:span text:style-name="T20">Fichier de fonctions</text:span></text:p>
            <text:p text:style-name="P9"><text:span text:style-name="T22"/></text:p>
            <text:p text:style-name="P9"><text:span text:style-name="T23">Afin d’automatiser nos tâches, nous </text:span><text:span text:style-name="T23">avons réfléchi à un fichier contenant </text:span><text:span text:style-name="T23">plein de fonctions à inclure à chaque </text:span><text:span text:style-name="T23">début de fichiers, en particulier pour </text:span><text:span text:style-name="T23">faire des manipulations avec la base de </text:span><text:span text:style-name="T23">données et les vérifications de droits. </text:span><text:span text:style-name="T23">Exemple en code :</text:span></text:p>
            <text:p text:style-name="P9"><text:span text:style-name="T23"/></text:p>
            <text:p text:style-name="P9"><text:span text:style-name="T53">Include</text:span><text:span text:style-name="T54"> </text:span><text:span text:style-name="T55">‘../functions.php’</text:span></text:p>
            <text:p text:style-name="P38"><text:span text:style-name="T56">AbortIfNotAdmin</text:span><text:span text:style-name="T54">()</text:span></text:p>
            <text:p text:style-name="P38"><text:span text:style-name="T57">// continue ssi connecté en </text:span><text:span text:style-name="T57">tant qu’admin sinon erreur</text:span></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34" draw:layer="layout" svg:width="1cm" svg:height="0.962cm" svg:x="20cm" svg:y="14.269cm">
          <draw:text-box>
            <text:p text:style-name="P39"><text:span text:style-name="T25"><text:page-number>&lt;numéro&gt;</text:page-number></text:span></text:p>
          </draw:text-box>
        </draw:frame>
        <draw:polygon draw:style-name="gr10" draw:text-style-name="P12" draw:layer="layout" svg:width="1.399cm" svg:height="1.399cm" svg:x="0.4cm" svg:y="27.8cm" svg:viewBox="0 0 1400 1400" draw:points="0,1400 0,1000 0,0 400,0 400,1000 1400,1000 1400,1400 400,1400">
          <text:p/>
        </draw:polygon>
        <draw:polygon draw:style-name="gr10" draw:text-style-name="P12" draw:layer="layout" svg:width="1.399cm" svg:height="1.399cm" svg:x="18cm" svg:y="17.8cm" svg:viewBox="0 0 1400 1400" draw:points="1400,0 1400,400 1400,1400 1000,1400 1000,400 0,400 0,0 1000,0">
          <text:p/>
        </draw:polygon>
        <draw:g>
          <draw:line draw:style-name="gr15" draw:text-style-name="P21" draw:layer="layout" svg:x1="0cm" svg:y1="0.8cm" svg:x2="21cm" svg:y2="0.8cm">
            <text:p/>
          </draw:line>
          <draw:line draw:style-name="gr16" draw:text-style-name="P21" draw:layer="layout" svg:x1="21cm" svg:y1="0.7cm" svg:x2="0cm" svg:y2="0.7cm">
            <text:p/>
          </draw:line>
        </draw:g>
        <draw:g>
          <draw:path draw:style-name="gr19" draw:text-style-name="P40" draw:layer="layout" svg:width="1.8cm" svg:height="2.4cm" svg:x="1.198cm" svg:y="23.401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custom-shape draw:style-name="gr20" draw:text-style-name="P42" draw:layer="layout" svg:width="1.801cm" svg:height="2.401cm" svg:x="5.2cm" svg:y="25.6cm">
            <text:p text:style-name="P41"><text:span text:style-name="T58"/></text:p>
            <text:p text:style-name="P41"><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43" draw:layer="layout" svg:width="1.801cm" svg:height="2.401cm" svg:x="1.198cm" svg:y="20.001cm">
            <text:p text:style-name="P41"><text:span text:style-name="T58"/></text:p>
            <text:p text:style-name="P41"><text:span text:style-name="T59">{.}</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0" draw:layer="layout" svg:width="1.8cm" svg:height="2.4cm" svg:x="9.599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path draw:style-name="gr19" draw:text-style-name="P40" draw:layer="layout" svg:width="1.301cm" svg:height="1.735cm" svg:x="13.971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0" draw:layer="layout" svg:width="1.301cm" svg:height="1.735cm" svg:x="15.707cm" svg:y="19.729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0" draw:layer="layout" svg:width="1.301cm" svg:height="1.735cm" svg:x="17.298cm" svg:y="19.728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custom-shape draw:style-name="gr22" draw:text-style-name="P25" draw:layer="layout" svg:width="1.55cm" svg:height="2.2cm" svg:x="5.4cm" svg:y="18.8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1" draw:text-style-name="P43" draw:layer="layout" svg:width="1.801cm" svg:height="2.401cm" svg:x="16.799cm" svg:y="22.2cm">
            <text:p text:style-name="P41"><text:span text:style-name="T58"/></text:p>
            <text:p text:style-name="P41"><text:span text:style-name="T59">{.}</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19" draw:text-style-name="P40" draw:layer="layout" svg:width="1.8cm" svg:height="2.4cm" svg:x="13.2cm" svg:y="22.2cm" svg:viewBox="0 0 1801 2401" svg:d="M129 0h1-9l-8 1-8 2-9 1-8 3-8 3-7 3-8 4-7 5-7 5-7 5-6 6-6 6-5 7-5 7-5 7-4 8-3 7-3 8-3 8-1 9-2 8-1 8v9 2141 9l1 8 2 8 1 9 3 8 3 8 3 7 4 8 5 7 5 7 5 7 6 6 6 6 7 5 7 5 7 5 8 4 7 3 8 3 8 3 9 1 8 2 8 1h9 1541 9l8-1 8-2 9-1 8-3 8-3 7-3 8-4 7-5 7-5 7-5 6-6 6-6 5-7 5-7 5-7 4-8 3-7 3-8 3-8 1-9 2-8 1-8v-9l-1-2141h1v-9l-1-8-2-8-1-9-3-8-3-8-3-7-4-8-5-7-5-7-5-7-6-6-6-6-7-5-7-5-7-5-8-4-7-3-8-3-8-3-9-1-8-2-8-1h-9zM829 1297l-313 123v2l313 122v135l-500-196v-125l500-195zM1119 1445c0-19 3-36 8-50 6-14 14-27 27-38 18-18 35-34 51-47 15-13 29-25 40-37 11-11 20-22 26-32 6-11 9-21 9-33 0-21-6-38-20-50-13-13-30-19-51-19-31 0-54 9-70 26s-26 38-27 62l-153-10c8-69 33-123 77-159 45-37 101-55 170-55 31 0 59 4 86 12 26 9 50 21 70 37 21 17 37 37 49 62 12 24 18 52 18 84 0 19-2 36-6 51-4 16-11 31-21 46-9 16-22 31-37 46-16 16-35 33-59 51-15 12-25 24-30 35-6 11-8 22-8 33v29h-149zM1103 1635c0-12 2-24 7-35 4-12 11-21 19-30 8-8 18-14 29-19 11-4 23-7 36-7 12 0 24 3 35 7 11 5 21 11 29 19 8 9 15 18 19 30 5 11 7 23 7 35 0 13-2 24-7 36-4 11-11 21-19 29s-18 14-29 19-23 7-35 7c-13 0-25-2-36-7s-21-11-29-19-15-18-19-29c-5-12-7-23-7-36z">
            <text:p/>
          </draw:path>
          <draw:frame draw:style-name="gr23" draw:text-style-name="P45" draw:layer="layout" svg:width="3.2cm" svg:height="0.64cm" svg:x="1.2cm" svg:y="22.402cm">
            <draw:text-box>
              <text:p text:style-name="P44"><text:span text:style-name="T60">index.c</text:span><text:span text:style-name="T60">ss</text:span></text:p>
            </draw:text-box>
          </draw:frame>
          <draw:frame draw:style-name="gr23" draw:text-style-name="P45" draw:layer="layout" svg:width="3.2cm" svg:height="0.64cm" svg:x="16.4cm" svg:y="24.6cm">
            <draw:text-box>
              <text:p text:style-name="P44"><text:span text:style-name="T60">gestion</text:span><text:span text:style-name="T60">.css</text:span></text:p>
            </draw:text-box>
          </draw:frame>
          <draw:frame draw:style-name="gr23" draw:text-style-name="P45" draw:layer="layout" svg:width="3.2cm" svg:height="0.64cm" svg:x="1cm" svg:y="26cm">
            <draw:text-box>
              <text:p text:style-name="P44"><text:span text:style-name="T60">Index.p</text:span><text:span text:style-name="T60">hp</text:span></text:p>
            </draw:text-box>
          </draw:frame>
          <draw:frame draw:style-name="gr23" draw:text-style-name="P45" draw:layer="layout" svg:width="3.2cm" svg:height="0.64cm" svg:x="9cm" svg:y="24.76cm">
            <draw:text-box>
              <text:p text:style-name="P44"><text:span text:style-name="T60">functions.php</text:span></text:p>
            </draw:text-box>
          </draw:frame>
          <draw:frame draw:style-name="gr23" draw:text-style-name="P45" draw:layer="layout" svg:width="3.2cm" svg:height="0.64cm" svg:x="13cm" svg:y="24.56cm">
            <draw:text-box>
              <text:p text:style-name="P44"><text:span text:style-name="T60">Index</text:span><text:span text:style-name="T60">.php</text:span></text:p>
            </draw:text-box>
          </draw:frame>
          <draw:frame draw:style-name="gr24" draw:text-style-name="P47" draw:layer="layout" svg:width="2.314cm" svg:height="0.535cm" svg:x="15.563cm" svg:y="21.465cm">
            <draw:text-box>
              <text:p text:style-name="P46"><text:span text:style-name="T61">create.php</text:span></text:p>
            </draw:text-box>
          </draw:frame>
          <draw:frame draw:style-name="gr24" draw:text-style-name="P47" draw:layer="layout" svg:width="2.314cm" svg:height="0.535cm" svg:x="13.827cm" svg:y="21.465cm">
            <draw:text-box>
              <text:p text:style-name="P46"><text:span text:style-name="T61">Index.php</text:span></text:p>
            </draw:text-box>
          </draw:frame>
          <draw:frame draw:style-name="gr24" draw:text-style-name="P47" draw:layer="layout" svg:width="2.314cm" svg:height="0.535cm" svg:x="17.2cm" svg:y="21.465cm">
            <draw:text-box>
              <text:p text:style-name="P46"><text:span text:style-name="T61">edit.php</text:span></text:p>
            </draw:text-box>
          </draw:frame>
          <draw:g>
            <draw:custom-shape draw:style-name="gr25" draw:text-style-name="P12" draw:layer="layout" svg:width="1.8cm" svg:height="1.2cm" svg:x="11.4cm" svg:y="19.6cm">
              <text:p/>
              <draw:enhanced-geometry svg:viewBox="0 0 21600 21600" draw:type="rectangle" draw:enhanced-path="M 0 0 L 21600 0 21600 21600 0 21600 0 0 Z N"/>
            </draw:custom-shape>
            <draw:custom-shape draw:style-name="gr26" draw:text-style-name="P48" draw:layer="layout" svg:width="1.8cm" svg:height="0.2cm" svg:x="11.4cm" svg:y="19.4cm">
              <text:p/>
              <draw:enhanced-geometry svg:viewBox="0 0 21600 21600" draw:type="rectangle" draw:enhanced-path="M 0 0 L 21600 0 21600 21600 0 21600 0 0 Z N"/>
            </draw:custom-shape>
            <draw:custom-shape draw:style-name="gr27" draw:text-style-name="P48" draw:layer="layout" svg:width="0.6cm" svg:height="0.4cm" svg:x="11.4cm" svg:y="1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5" draw:text-style-name="P12" draw:layer="layout" svg:width="1.8cm" svg:height="1.2cm" svg:x="9cm" svg:y="18.8cm">
              <text:p/>
              <draw:enhanced-geometry svg:viewBox="0 0 21600 21600" draw:type="rectangle" draw:enhanced-path="M 0 0 L 21600 0 21600 21600 0 21600 0 0 Z N"/>
            </draw:custom-shape>
            <draw:custom-shape draw:style-name="gr26" draw:text-style-name="P48" draw:layer="layout" svg:width="1.8cm" svg:height="0.2cm" svg:x="9cm" svg:y="18.6cm">
              <text:p/>
              <draw:enhanced-geometry svg:viewBox="0 0 21600 21600" draw:type="rectangle" draw:enhanced-path="M 0 0 L 21600 0 21600 21600 0 21600 0 0 Z N"/>
            </draw:custom-shape>
            <draw:custom-shape draw:style-name="gr27" draw:text-style-name="P48" draw:layer="layout" svg:width="0.6cm" svg:height="0.4cm" svg:x="9cm" svg:y="1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9" draw:text-style-name="P40" draw:layer="layout" svg:width="1.301cm" svg:height="1.735cm" svg:x="13.771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path draw:style-name="gr19" draw:text-style-name="P40" draw:layer="layout" svg:width="1.301cm" svg:height="1.735cm" svg:x="15.507cm" svg:y="26.201cm" svg:viewBox="0 0 1302 1736" svg:d="M93 0h1-6l-6 1-6 1-6 1-6 2-6 2-6 3-5 3-5 3-5 3-5 4-4 5-5 4-4 5-3 5-3 5-3 5-3 6-2 6-2 6-1 6-1 6-1 6v6 1548 7l1 6 1 6 1 6 2 6 2 5 3 6 3 5 3 6 3 5 4 4 5 5 4 4 5 4 5 4 5 3 5 3 6 2 6 2 6 2 6 2 6 1h6 6 1114 7 6l6-1 6-2 6-2 5-2 6-2 5-3 6-3 5-4 4-4 5-4 4-5 4-4 4-5 3-6 3-5 2-6 3-5 1-6 2-6 1-6v-6-7-1548-6-6l-1-6-2-6-1-6-3-6-2-6-3-5-3-5-4-5-4-5-4-4-5-5-4-4-5-3-6-3-5-3-6-3-5-2-6-2-6-1-6-1-6-1h-7zM600 938l-227 89v1l227 89v97l-362-142v-90l362-141zM810 1045c0-14 1-26 5-36s11-19 20-28c13-13 25-24 36-33 12-10 21-19 29-27 8-9 15-16 19-24 5-7 7-15 7-23 0-16-5-28-15-37-9-9-22-13-36-13-23 0-40 6-52 19-11 12-18 27-19 45l-110-8c5-50 24-89 56-115 31-26 72-40 122-40 22 0 43 3 62 9 20 6 37 15 51 27 15 12 27 27 35 44 9 18 13 38 13 61 0 14-1 26-4 38-3 11-8 22-15 33s-16 22-27 33-25 23-42 37c-11 8-19 17-23 25-3 8-5 16-5 24v21h-107zM797 1183c0-10 2-18 5-26 4-8 8-15 14-21s13-11 21-14c9-4 17-5 26-5s18 1 26 5c8 3 15 8 21 14s11 13 14 21 5 16 5 26c0 9-2 17-5 25s-8 15-14 21-13 11-21 14c-8 4-17 5-26 5s-17-1-26-5c-8-3-15-8-21-14s-10-13-14-21c-3-8-5-16-5-25z">
            <text:p/>
          </draw:path>
          <draw:frame draw:style-name="gr24" draw:text-style-name="P47" draw:layer="layout" svg:width="2.314cm" svg:height="0.535cm" svg:x="15.363cm" svg:y="27.937cm">
            <draw:text-box>
              <text:p text:style-name="P46"><text:span text:style-name="T61">edit.php</text:span></text:p>
            </draw:text-box>
          </draw:frame>
          <draw:frame draw:style-name="gr24" draw:text-style-name="P47" draw:layer="layout" svg:width="2.314cm" svg:height="0.535cm" svg:x="13.627cm" svg:y="27.937cm">
            <draw:text-box>
              <text:p text:style-name="P46"><text:span text:style-name="T61">Index.ph</text:span><text:span text:style-name="T61">p</text:span></text:p>
            </draw:text-box>
          </draw:frame>
          <draw:g>
            <draw:custom-shape draw:style-name="gr25" draw:text-style-name="P12" draw:layer="layout" svg:width="1.8cm" svg:height="1.2cm" svg:x="11.2cm" svg:y="26cm">
              <text:p/>
              <draw:enhanced-geometry svg:viewBox="0 0 21600 21600" draw:type="rectangle" draw:enhanced-path="M 0 0 L 21600 0 21600 21600 0 21600 0 0 Z N"/>
            </draw:custom-shape>
            <draw:custom-shape draw:style-name="gr26" draw:text-style-name="P48" draw:layer="layout" svg:width="1.8cm" svg:height="0.2cm" svg:x="11.2cm" svg:y="25.8cm">
              <text:p/>
              <draw:enhanced-geometry svg:viewBox="0 0 21600 21600" draw:type="rectangle" draw:enhanced-path="M 0 0 L 21600 0 21600 21600 0 21600 0 0 Z N"/>
            </draw:custom-shape>
            <draw:custom-shape draw:style-name="gr27" draw:text-style-name="P48" draw:layer="layout" svg:width="0.6cm" svg:height="0.4cm" svg:x="11.2cm" svg:y="2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draw:style-name="gr23" draw:text-style-name="P50" draw:layer="layout" svg:width="1.8cm" svg:height="0.569cm" svg:x="9cm" svg:y="20.2cm">
            <draw:text-box>
              <text:p text:style-name="P49"><text:span text:style-name="T62">gestion/</text:span></text:p>
            </draw:text-box>
          </draw:frame>
          <draw:frame draw:style-name="gr28" draw:text-style-name="P50" draw:layer="layout" svg:width="2.2cm" svg:height="0.887cm" svg:x="11.4cm" svg:y="20.831cm">
            <draw:text-box>
              <text:p text:style-name="P49"><text:span text:style-name="T62">accounts</text:span><text:span text:style-name="T62">/</text:span></text:p>
            </draw:text-box>
          </draw:frame>
          <draw:frame draw:style-name="gr29" draw:text-style-name="P50" draw:layer="layout" svg:width="1.8cm" svg:height="1.369cm" svg:x="11cm" svg:y="27.2cm">
            <draw:text-box>
              <text:p text:style-name="P49"><text:span text:style-name="T62">n</text:span><text:span text:style-name="T62">e</text:span><text:span text:style-name="T62">w</text:span><text:span text:style-name="T62">s</text:span><text:span text:style-name="T62">/</text:span></text:p>
            </draw:text-box>
          </draw:frame>
          <draw:custom-shape draw:style-name="gr30" draw:text-style-name="P51" draw:layer="layout" svg:width="9.8cm" svg:height="10cm" svg:x="9cm" svg:y="19cm">
            <text:p/>
            <draw:enhanced-geometry svg:viewBox="0 0 21600 21600" draw:type="rectangle" draw:enhanced-path="M 0 0 L 21600 0 21600 21600 0 21600 0 0 Z N"/>
          </draw:custom-shape>
          <draw:custom-shape draw:style-name="gr31" draw:text-style-name="P51" draw:layer="layout" svg:width="7.2cm" svg:height="2.4cm" svg:x="11.4cm" svg:y="19.6cm">
            <text:p/>
            <draw:enhanced-geometry svg:viewBox="0 0 21600 21600" draw:type="rectangle" draw:enhanced-path="M 0 0 L 21600 0 21600 21600 0 21600 0 0 Z N"/>
          </draw:custom-shape>
          <draw:custom-shape draw:style-name="gr31" draw:text-style-name="P51" draw:layer="layout" svg:width="7.2cm" svg:height="2.4cm" svg:x="11.2cm" svg:y="26.169cm">
            <text:p/>
            <draw:enhanced-geometry svg:viewBox="0 0 21600 21600" draw:type="rectangle" draw:enhanced-path="M 0 0 L 21600 0 21600 21600 0 21600 0 0 Z N"/>
          </draw:custom-shape>
          <draw:line draw:style-name="gr32" draw:text-style-name="P52" draw:layer="layout" svg:x1="6.95cm" svg:y1="21.001cm" svg:x2="9.4cm" svg:y2="22.6cm">
            <text:p/>
          </draw:line>
          <draw:line draw:style-name="gr32" draw:text-style-name="P52" draw:layer="layout" svg:x1="7.6cm" svg:y1="26.2cm" svg:x2="9.4cm" svg:y2="24.2cm">
            <text:p/>
          </draw:line>
          <draw:line draw:style-name="gr33" draw:text-style-name="P52" draw:layer="layout" svg:x1="3.4cm" svg:y1="24.6cm" svg:x2="9.4cm" svg:y2="23.6cm">
            <text:p/>
          </draw:line>
          <draw:frame draw:style-name="gr23" draw:text-style-name="P45" draw:layer="layout" svg:width="3.2cm" svg:height="0.64cm" svg:x="5.4cm" svg:y="21.001cm">
            <draw:text-box>
              <text:p text:style-name="P44"><text:span text:style-name="T60">db</text:span></text:p>
            </draw:text-box>
          </draw:frame>
          <draw:frame draw:style-name="gr23" draw:text-style-name="P45" draw:layer="layout" svg:width="3.2cm" svg:height="0.64cm" svg:x="5.4cm" svg:y="28.4cm">
            <draw:text-box>
              <text:p text:style-name="P44"><text:span text:style-name="T60">Arti</text:span><text:span text:style-name="T60">cle_</text:span><text:span text:style-name="T60">x.ht</text:span><text:span text:style-name="T60">ml</text:span></text:p>
            </draw:text-box>
          </draw:frame>
          <draw:custom-shape draw:style-name="gr20" draw:text-style-name="P42" draw:layer="layout" svg:width="1.801cm" svg:height="2.401cm" svg:x="5.401cm" svg:y="25.801cm">
            <text:p text:style-name="P41"><text:span text:style-name="T58"/></text:p>
            <text:p text:style-name="P41"><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42" draw:layer="layout" svg:width="1.801cm" svg:height="2.401cm" svg:x="5.601cm" svg:y="26cm">
            <text:p text:style-name="P41"><text:span text:style-name="T58"/></text:p>
            <text:p text:style-name="P41"><text:span text:style-name="T59">&lt;/&gt;</text:span></text:p>
            <draw:enhanced-geometry svg:viewBox="0 0 21600 21600" draw:path-stretchpoint-x="10800" draw:path-stretchpoint-y="10800" draw:text-areas="?f3 ?f4 ?f5 ?f6" draw:type="round-rectangle" draw:modifiers="1522.308546059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3" draw:text-style-name="P52" draw:layer="layout" svg:x1="11.2cm" svg:y1="20.4cm" svg:x2="10.4cm" svg:y2="22cm">
            <text:p/>
          </draw:line>
          <draw:line draw:style-name="gr33" draw:text-style-name="P52" draw:layer="layout" svg:x1="11cm" svg:y1="26.4cm" svg:x2="10.6cm" svg:y2="25.4cm">
            <text:p/>
          </draw:line>
          <draw:line draw:style-name="gr33" draw:text-style-name="P52" draw:layer="layout" svg:x1="16.2cm" svg:y1="22.2cm" svg:x2="16.6cm" svg:y2="23.4cm">
            <text:p/>
          </draw:line>
          <draw:line draw:style-name="gr33" draw:text-style-name="P52" draw:layer="layout" svg:x1="16cm" svg:y1="26cm" svg:x2="16.567cm" svg:y2="23.401cm">
            <text:p/>
          </draw:line>
          <draw:line draw:style-name="gr33" draw:text-style-name="P52" draw:layer="layout" svg:x1="15.2cm" svg:y1="23.4cm" svg:x2="16.567cm" svg:y2="23.401cm">
            <text:p/>
          </draw:line>
          <draw:line draw:style-name="gr33" draw:text-style-name="P52" draw:layer="layout" svg:x1="1.4cm" svg:y1="23.8cm" svg:x2="1.4cm" svg:y2="22cm">
            <text:p/>
          </draw:line>
          <draw:line draw:style-name="gr34" draw:text-style-name="P53" draw:layer="layout" svg:x1="1.85cm" svg:y1="18.8cm" svg:x2="1.05cm" svg:y2="18.8cm">
            <text:p/>
          </draw:line>
          <draw:line draw:style-name="gr35" draw:text-style-name="P53" draw:layer="layout" svg:x1="1cm" svg:y1="19.4cm" svg:x2="1.85cm" svg:y2="19.4cm">
            <text:p/>
          </draw:line>
          <draw:frame draw:style-name="gr36" draw:text-style-name="P55" draw:layer="layout" svg:width="3.2cm" svg:height="1.239cm" svg:x="1.85cm" svg:y="18.561cm">
            <draw:text-box>
              <text:p text:style-name="P54"><text:span text:style-name="T63">Interprété par</text:span></text:p>
              <text:p text:style-name="P54"><text:span text:style-name="T64"/></text:p>
              <text:p text:style-name="P54"><text:span text:style-name="T63">Lu et écrit par</text:span></text:p>
            </draw:text-box>
          </draw:frame>
          <draw:line draw:style-name="gr33" draw:text-style-name="P52" draw:layer="layout" svg:x1="13cm" svg:y1="23.4cm" svg:x2="11.6cm" svg:y2="23.4cm">
            <text:p/>
          </draw:line>
        </draw:g>
        <presentation:notes draw:style-name="dp1">
          <draw:page-thumbnail draw:style-name="gr1" draw:layer="layout" svg:width="19.798cm" svg:height="11.136cm" svg:x="0.6cm" svg:y="2.257cm" draw:page-number="7" presentation:class="page"/>
          <draw:frame presentation:style-name="pr6" draw:text-style-name="P35"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3">
        <draw:frame presentation:style-name="pr4" draw:text-style-name="P7" draw:layer="layout" svg:width="17.949cm" svg:height="2.216cm" svg:x="2cm" svg:y="2.884cm" presentation:class="title" presentation:user-transformed="true">
          <draw:text-box>
            <text:p text:style-name="P2"><text:span text:style-name="T18">TI</text:span><text:span text:style-name="T18">T</text:span><text:span text:style-name="T18">R</text:span><text:span text:style-name="T18">E </text:span><text:span text:style-name="T18">D</text:span><text:span text:style-name="T18">E </text:span><text:span text:style-name="T18">C</text:span><text:span text:style-name="T18">H</text:span><text:span text:style-name="T18">A</text:span><text:span text:style-name="T18">PI</text:span><text:span text:style-name="T18">T</text:span><text:span text:style-name="T18">R</text:span><text:span text:style-name="T18">E</text:span></text:p>
          </draw:text-box>
        </draw:frame>
        <draw:frame presentation:style-name="pr17" draw:text-style-name="P10" draw:layer="layout" svg:width="9.222cm" svg:height="22.7cm" svg:x="1.95cm" svg:y="5.5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18" draw:text-style-name="P10" draw:layer="layout" svg:width="9.222cm" svg:height="22.714cm" svg:x="11.45cm" svg:y="5.48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4cm 13.8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12" draw:layer="layout" svg:width="1.8cm" svg:height="0.6cm" svg:x="0cm" svg:y="3.4cm">
          <text:p/>
          <draw:enhanced-geometry svg:viewBox="0 0 21600 21600" draw:type="rectangle" draw:enhanced-path="M 0 0 L 21600 0 21600 21600 0 21600 0 0 Z N"/>
        </draw:custom-shape>
        <draw:frame draw:style-name="gr5" draw:text-style-name="P37" draw:layer="layout" svg:width="1cm" svg:height="0.962cm" svg:x="0cm" svg:y="14.269cm">
          <draw:text-box>
            <text:p text:style-name="P13"><text:span text:style-name="T46"><text:page-number>&lt;numéro&gt;</text:page-number></text:span></text:p>
          </draw:text-box>
        </draw:frame>
        <draw:polygon draw:style-name="gr10" draw:text-style-name="P12" draw:layer="layout" svg:width="1.399cm" svg:height="1.399cm" svg:x="11.8cm" svg:y="16.8cm" svg:viewBox="0 0 1400 1400" draw:points="0,1400 0,1000 0,0 400,0 400,1000 1400,1000 1400,1400 400,1400">
          <text:p/>
        </draw:polygon>
        <draw:polygon draw:style-name="gr10" draw:text-style-name="P12" draw:layer="layout" svg:width="1.399cm" svg:height="1.399cm" svg:x="18.2cm" svg:y="13cm" svg:viewBox="0 0 1400 1400" draw:points="1400,0 1400,400 1400,1400 1000,1400 1000,400 0,400 0,0 1000,0">
          <text:p/>
        </draw:polygon>
        <draw:path draw:style-name="gr14" draw:text-style-name="P25" draw:layer="layout" svg:width="1.6cm" svg:height="1.2cm" svg:x="11.8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2.2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1cm" svg:y1="0.8cm" svg:x2="21cm" svg:y2="0.8cm">
            <text:p/>
          </draw:line>
          <draw:line draw:style-name="gr16" draw:text-style-name="P21" draw:layer="layout" svg:x1="21cm" svg:y1="0.7cm" svg:x2="1cm" svg:y2="0.7cm">
            <text:p/>
          </draw:line>
        </draw:g>
        <draw:frame draw:style-name="gr17" draw:text-style-name="P26" draw:layer="layout" svg:width="6.8cm" svg:height="1.4cm" svg:x="1cm" svg:y="0cm">
          <draw:text-box>
            <text:p><text:span text:style-name="T31">Display </text:span><text:span text:style-name="T31">Panel </text:span><text:span text:style-name="T31">Project </text:span><text:span text:style-name="T32">›</text:span><text:span text:style-name="T31"> </text:span><text:span text:style-name="T31">Titre du </text:span><text:span text:style-name="T31">chapitre</text:span></text:p>
          </draw:text-box>
        </draw:frame>
        <presentation:notes draw:style-name="dp1">
          <draw:page-thumbnail draw:style-name="gr1" draw:layer="layout" svg:width="19.798cm" svg:height="11.136cm" svg:x="0.6cm" svg:y="2.257cm" draw:page-number="8" presentation:class="page"/>
          <draw:frame presentation:style-name="pr6" draw:text-style-name="P35"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3">
        <draw:frame presentation:style-name="pr19" draw:text-style-name="P10" draw:layer="layout" svg:width="9.222cm" svg:height="26.6cm" svg:x="0.65cm" svg:y="1.6cm" presentation:class="outline" presentation:user-transformed="true">
          <draw:text-box>
            <text:p text:style-name="P8"><text:span text:style-name="T19">⌾</text:span><text:span text:style-name="T20"> </text:span><text:span text:style-name="T21">Contenu articl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2"/></text:p>
            <text:p text:style-name="P9"><text:span text:style-name="T23">Paragraphe de blabla en gris #4B… :</text:span></text:p>
            <text:p text:style-name="P9"><text:span text:style-name="T23"/></text:p>
            <text:p text:style-name="P9"><text:span text:style-name="T23">Lorem ipsum dolor sit amet, consectetur adipiscing elit. Nulla pretium luctus augue, ac semper elit. Ut faucibus risus in diam facilisis, vel posuere magna elementum. Aliquam eget fermentum lorem. Vivamus vel urna risus. Phasellus lacinia odio ipsum, sed varius dui iaculis ac. Fusce mollis nulla et lorem aliquet mollis. Phasellus eu fermentum mi. Praesent sed est lorem. </text:span></text:p>
            <text:p text:style-name="P9"><text:span text:style-name="T23"/></text:p>
            <text:p text:style-name="P9"><text:span text:style-name="T23"/></text:p>
            <text:p text:style-name="P9"><text:span text:style-name="T23">Ut rutrum lobortis dolor, nec convallis libero sagittis sed. Sed faucibus magna justo, a facilisis tellus dapibus et. Pellentesque ultrices pulvinar turpis, vitae maximus tortor ornare ac. Aenean rutrum vel lectus in malesuada. Etiam vestibulum lectus et sollicitudin bibendum. Fusce tincidunt cursus vehicula.</text:span></text:p>
            <text:p text:style-name="P9"><text:span text:style-name="T23"/></text:p>
            <text:p text:style-name="P9"><text:span text:style-name="T23">Aenean lorem sapien, sollicitudin ac ipsum in, facilisis fringilla purus. Vivamus nec blandit lectus. Phasellus non ante quam. Nulla vitae vestibulum risus. Vivamus fringilla vehicula massa. Curabitur commodo nunc quis imperdiet ornare.</text:span></text:p>
            <text:p text:style-name="P9"><text:span text:style-name="T24"/></text:p>
          </draw:text-box>
        </draw:frame>
        <draw:frame presentation:style-name="pr20" draw:text-style-name="P10" draw:layer="layout" svg:width="9.222cm" svg:height="26.6cm" svg:x="10.15cm" svg:y="1.6cm" presentation:class="outline" presentation:user-transformed="true">
          <draw:text-box>
            <text:p text:style-name="P8"><text:span text:style-name="T19">⌾</text:span><text:span text:style-name="T20"> </text:span><text:span text:style-name="T21">Contenu article (suite)</text:span></text:p>
            <text:p text:style-name="P9"><text:span text:style-name="T22">Page de gauche (diapo pair)</text:span></text:p>
            <text:p text:style-name="P9"><text:span text:style-name="T22"/></text:p>
            <text:p text:style-name="P9"><text:span text:style-name="T22">Texte important en bleu :</text:span></text:p>
            <text:p text:style-name="P9"><text:span text:style-name="T22"/></text:p>
            <text:p text:style-name="P9"><text:span text:style-name="T23">Paragraphe de blabla en gris #4B…</text:span></text:p>
            <text:p text:style-name="P9"><text:span text:style-name="T30">1.</text:span><text:span text:style-name="T23"> Item</text:span></text:p>
            <text:p text:style-name="P9"><text:span text:style-name="T30">2.</text:span><text:span text:style-name="T23"> Item</text:span></text:p>
            <text:p text:style-name="P9"><text:span text:style-name="T30">3.</text:span><text:span text:style-name="T23"> Item</text:span></text:p>
            <text:p text:style-name="P9"><text:span text:style-name="T23"/></text:p>
          </draw:text-box>
        </draw:frame>
        <draw:custom-shape draw:style-name="gr3" draw:text-style-name="P11" draw:layer="layout" svg:width="1.85cm" svg:height="1.4cm" draw:transform="rotate (1.5707963267949) translate (19.6cm 15.6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5" draw:text-style-name="P56" draw:layer="layout" svg:width="1cm" svg:height="0.962cm" svg:x="20cm" svg:y="14.269cm">
          <draw:text-box>
            <text:p text:style-name="P2"><text:span text:style-name="T25"><text:page-number>&lt;numéro&gt;</text:page-number></text:span></text:p>
          </draw:text-box>
        </draw:frame>
        <draw:polygon draw:style-name="gr10" draw:text-style-name="P12" draw:layer="layout" svg:width="1.399cm" svg:height="1.399cm" svg:x="10.5cm" svg:y="16.8cm" svg:viewBox="0 0 1400 1400" draw:points="0,1400 0,1000 0,0 400,0 400,1000 1400,1000 1400,1400 400,1400">
          <text:p/>
        </draw:polygon>
        <draw:polygon draw:style-name="gr10" draw:text-style-name="P12" draw:layer="layout" svg:width="1.399cm" svg:height="1.399cm" svg:x="16.9cm" svg:y="13cm" svg:viewBox="0 0 1400 1400" draw:points="1400,0 1400,400 1400,1400 1000,1400 1000,400 0,400 0,0 1000,0">
          <text:p/>
        </draw:polygon>
        <draw:path draw:style-name="gr14" draw:text-style-name="P25" draw:layer="layout" svg:width="1.6cm" svg:height="1.2cm" svg:x="10.5cm" svg:y="18.599cm" svg:viewBox="0 0 1601 1201" svg:d="M1601 601c0 105-37 208-107 300-71 91-172 167-293 220-122 52-260 80-400 80-141 0-279-28-401-80-121-53-222-129-293-220-70-92-107-195-107-300 0-106 37-209 107-301 71-91 172-167 293-220 122-52 260-80 401-80 140 0 278 28 400 80 121 53 222 129 293 220 70 92 107 195 107 301zM533 300c-23 0-46 5-66 13-21 9-37 22-49 37s-18 32-18 50v74 75 102 75 75c0 18 6 35 18 50s28 28 49 37c20 8 43 13 66 13l-38 114 237-114h136 100 99 1c23 0 46-5 66-13 21-9 37-22 49-37s18-32 18-50v-75-75-102-75-75 1c0-18-6-35-18-50s-28-28-49-37c-20-8-43-13-66-13h-100-100-136-100z">
          <text:p/>
        </draw:path>
        <draw:custom-shape draw:style-name="gr6" draw:text-style-name="P6" draw:layer="layout" svg:width="6.8cm" svg:height="4.2cm" svg:x="10.9cm" svg:y="2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5" draw:text-style-name="P21" draw:layer="layout" svg:x1="0cm" svg:y1="0.8cm" svg:x2="21cm" svg:y2="0.8cm">
            <text:p/>
          </draw:line>
          <draw:line draw:style-name="gr16" draw:text-style-name="P21" draw:layer="layout" svg:x1="21cm" svg:y1="0.7cm" svg:x2="0cm" svg:y2="0.7cm">
            <text:p/>
          </draw:line>
        </draw:g>
        <presentation:notes draw:style-name="dp2">
          <draw:page-thumbnail draw:style-name="gr1" draw:layer="layout" svg:width="19.798cm" svg:height="11.136cm" svg:x="0.6cm" svg:y="2.257cm" draw:page-number="9" presentation:class="page"/>
          <draw:frame presentation:style-name="pr6"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DejaVu Sans1" svg:font-family="'DejaVu Sans'" style:font-family-generic="swiss"/>
    <style:font-face style:name="Noto Sans2" svg:font-family="'Noto Sans'" style:font-family-generic="swiss"/>
    <style:font-face style:name="FreeMono" svg:font-family="FreeMono" style:font-family-generic="modern" style:font-pitch="fixed"/>
    <style:font-face style:name="Avenir Black" svg:font-family="'Avenir Black'" style:font-pitch="variable"/>
    <style:font-face style:name="Avenir Black1" svg:font-family="'Avenir Black'" style:font-adornments="45 Book" style:font-pitch="variable"/>
    <style:font-face style:name="Avenir LT Std3" svg:font-family="'Avenir LT Std'" style:font-pitch="variable"/>
    <style:font-face style:name="Avenir LT Std" svg:font-family="'Avenir LT Std'" style:font-adornments="45 Book" style:font-pitch="variable"/>
    <style:font-face style:name="Liberation Sans1" svg:font-family="'Liberation Sans'" style:font-pitch="variable"/>
    <style:font-face style:name="Avenir LT Std1" svg:font-family="'Avenir LT Std'" style:font-family-generic="roman" style:font-pitch="variable"/>
    <style:font-face style:name="Avenir LT Std2" svg:font-family="'Avenir LT Std'" style:font-adornments="45 Book"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1" svg:font-family="'Noto Sans'" style:font-family-generic="swiss" style:font-pitch="variable"/>
    <style:font-face style:name="Noto Sans CJK SC1" svg:font-family="'Noto Sans CJK SC'"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marker draw:name="Short_20_line_20_Arrow" draw:display-name="Short line Arrow" svg:viewBox="0 0 3000 3000" svg:d="M1500 0l1500 2789v211h-114l-1286-2392v2392h-200v-2392l-1286 2392h-114v-211z"/>
    <draw:marker draw:name="Square" svg:viewBox="0 0 10 10" svg:d="M0 0h10v10h-10z"/>
    <draw:marker draw:name="Symmetric_20_Arrow" draw:display-name="Symmetric Arrow" svg:viewBox="0 0 1131 902" svg:d="M564 0l-564 902h1131z"/>
    <draw:stroke-dash draw:name="_32__20_Dots_20_1_20_Dash" draw:display-name="2 Dots 1 Dash" draw:style="rect" draw:dots1="2" draw:dots2="1" draw:dots2-length="0.203cm" draw:distance="0.203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objectwithoutfill" style:family="graphic" style:parent-style-name="standard"/>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text:list-style style:name="Standard-backgroundobjects">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text-properties style:letter-kerning="true" fo:hyphenate="fals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style:graphic-properties>
      <style:paragraph-properties fo:margin-left="0cm" fo:margin-right="0cm" fo:margin-top="0.941cm" fo:margin-bottom="0cm" fo:text-indent="0cm">
        <style:tab-stops/>
      </style:paragraph-properties>
      <style:text-properties fo:font-variant="normal" fo:text-transform="none" style:use-window-font-color="true" style:text-outline="false" style:text-line-through-style="none" style:text-line-through-type="none" style:font-name="Avenir LT Std" fo:font-family="'Avenir LT Std'" style:font-style-name="45 Book" style:font-pitch="variable" fo:font-size="60.2999992370606pt" fo:font-style="normal" fo:text-shadow="none" style:text-underline-style="none" fo:font-weight="350"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left="0cm" fo:margin-right="0cm" fo:margin-top="0.754cm" fo:margin-bottom="0cm" fo:text-indent="0cm"/>
      <style:text-properties fo:font-size="52.7999992370606pt" style:font-size-asian="28pt" style:font-size-complex="28pt"/>
    </style:style>
    <style:style style:name="Standard-outline3" style:family="presentation" style:parent-style-name="Standard-outline2">
      <style:paragraph-properties fo:margin-left="0cm" fo:margin-right="0cm" fo:margin-top="0.565cm" fo:margin-bottom="0cm" fo:text-indent="0cm"/>
      <style:text-properties fo:font-size="45.2000007629395pt" style:font-size-asian="24pt" style:font-size-complex="24pt"/>
    </style:style>
    <style:style style:name="Standard-outline4" style:family="presentation" style:parent-style-name="Standard-outline3">
      <style:paragraph-properties fo:margin-left="0cm" fo:margin-right="0cm" fo:margin-top="0.377cm" fo:margin-bottom="0cm" fo:text-indent="0cm"/>
      <style:text-properties fo:font-size="37.7000007629395pt" style:font-size-asian="20pt" style:font-size-complex="20pt"/>
    </style:style>
    <style:style style:name="Standard-outline5" style:family="presentation" style:parent-style-name="Standard-outline4">
      <style:paragraph-properties fo:margin-left="0cm" fo:margin-right="0cm" fo:margin-top="0.188cm" fo:margin-bottom="0cm" fo:text-indent="0cm"/>
      <style:text-properties fo:font-size="37.7000007629395pt" style:font-size-asian="20pt" style:font-size-complex="20pt"/>
    </style:style>
    <style:style style:name="Standard-outline6" style:family="presentation" style:parent-style-name="Standard-outline5">
      <style:paragraph-properties fo:margin-left="0cm" fo:margin-right="0cm" fo:margin-top="0.188cm" fo:margin-bottom="0cm" fo:text-indent="0cm"/>
      <style:text-properties fo:font-size="37.7000007629395pt" style:font-size-asian="20pt" style:font-size-complex="20pt"/>
    </style:style>
    <style:style style:name="Standard-outline7" style:family="presentation" style:parent-style-name="Standard-outline6">
      <style:paragraph-properties fo:margin-left="0cm" fo:margin-right="0cm" fo:margin-top="0.188cm" fo:margin-bottom="0cm" fo:text-indent="0cm"/>
      <style:text-properties fo:font-size="37.7000007629395pt" style:font-size-asian="20pt" style:font-size-complex="20pt"/>
    </style:style>
    <style:style style:name="Standard-outline8" style:family="presentation" style:parent-style-name="Standard-outline7">
      <style:paragraph-properties fo:margin-left="0cm" fo:margin-right="0cm" fo:margin-top="0.188cm" fo:margin-bottom="0cm" fo:text-indent="0cm"/>
      <style:text-properties fo:font-size="37.7000007629395pt" style:font-size-asian="20pt" style:font-size-complex="20pt"/>
    </style:style>
    <style:style style:name="Standard-outline9" style:family="presentation" style:parent-style-name="Standard-outline8">
      <style:paragraph-properties fo:margin-left="0cm" fo:margin-right="0cm" fo:margin-top="0.188cm" fo:margin-bottom="0cm" fo:text-indent="0cm"/>
      <style:text-properties fo:font-size="37.7000007629395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83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ML2">
      <text:list-level-style-number text:level="1" style:num-suffix="." style:num-format="1">
        <style:list-level-properties text:space-before="0.3cm" text:min-label-width="0.9cm"/>
        <style:text-properties fo:color="#a0d2c9"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5.355cm" svg:height="7.575cm" svg:x="2.822cm" svg:y="2.485cm"/>
      <draw:page-thumbnail draw:layer="backgroundobjects" svg:width="5.355cm" svg:height="7.575cm" svg:x="2.822cm" svg:y="11.061cm"/>
      <draw:page-thumbnail draw:layer="backgroundobjects" svg:width="5.355cm" svg:height="7.575cm" svg:x="2.822cm" svg:y="19.637cm"/>
      <draw:page-thumbnail draw:layer="backgroundobjects" svg:width="5.355cm" svg:height="7.575cm" svg:x="12.822cm" svg:y="2.485cm"/>
      <draw:page-thumbnail draw:layer="backgroundobjects" svg:width="5.355cm" svg:height="7.575cm" svg:x="12.822cm" svg:y="11.061cm"/>
      <draw:page-thumbnail draw:layer="backgroundobjects" svg:width="5.355cm" svg:height="7.575cm" svg:x="12.822cm" svg:y="19.637cm"/>
    </style:handout-master>
    <style:master-page style:name="Standard" style:page-layout-name="PM0" draw:style-name="Mdp1">
      <draw:frame presentation:style-name="Standard-title" draw:layer="backgroundobjects" svg:width="18.899cm" svg:height="4.957cm" svg:x="1.05cm" svg:y="1.184cm" presentation:class="title" presentation:placeholder="true">
        <draw:text-box/>
      </draw:frame>
      <draw:frame presentation:style-name="Standard-outline1" draw:layer="backgroundobjects" svg:width="18.899cm" svg:height="17.224cm" svg:x="1.05cm" svg:y="6.948cm" presentation:class="outline" presentation:placeholder="true">
        <draw:text-box/>
      </draw:frame>
      <draw:frame presentation:style-name="Mpr1" draw:text-style-name="MP2" draw:layer="backgroundobjects" svg:width="4.892cm" svg:height="2.046cm" svg:x="1.05cm" svg:y="27.056cm" presentation:class="date-time">
        <draw:text-box>
          <text:p text:style-name="MP1"><text:span text:style-name="MT1"><presentation:date-time/></text:span></text:p>
        </draw:text-box>
      </draw:frame>
      <draw:frame presentation:style-name="Mpr1" draw:text-style-name="MP6" draw:layer="backgroundobjects" svg:width="6.656cm" svg:height="2.046cm" svg:x="7.182cm" svg:y="27.056cm" presentation:class="footer">
        <draw:text-box>
          <text:p text:style-name="MP5"><text:span text:style-name="MT1"><presentation:footer/></text:span></text:p>
        </draw:text-box>
      </draw:frame>
      <draw:frame presentation:style-name="Mpr1" draw:text-style-name="MP4" draw:layer="backgroundobjects" svg:width="4.892cm" svg:height="2.046cm" svg:x="15.057cm" svg:y="27.056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xlink="http://www.w3.org/1999/xlink" xmlns:office="urn:oasis:names:tc:opendocument:xmlns:office:1.0" xmlns:dc="http://purl.org/dc/elements/1.1/" xmlns:meta="urn:oasis:names:tc:opendocument:xmlns:meta:1.0" xmlns:grddl="http://www.w3.org/2003/g/data-view#" office:version="1.2">
  <office:meta>
    <meta:creation-date>2020-04-20T13:42:56.287407371</meta:creation-date>
    <dc:date>2020-04-25T14:10:04.693258498</dc:date>
    <meta:editing-duration>PT2H11M22S</meta:editing-duration>
    <meta:editing-cycles>25</meta:editing-cycles>
    <meta:generator>LibreOffice/6.3.5.2$Linux_X86_64 LibreOffice_project/30$Build-2</meta:generator>
    <meta:print-date>2020-04-25T11:50:52.936957844</meta:print-date>
    <meta:document-statistic meta:object-count="194"/>
  </office:meta>
</office:document-meta>
</file>